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Таблиця5" style:family="table">
      <style:table-properties style:width="19.565cm" fo:margin-top="0cm" fo:margin-bottom="0cm" table:align="right" style:writing-mode="lr-tb"/>
    </style:style>
    <style:style style:name="Таблиця5.A" style:family="table-column">
      <style:table-column-properties style:column-width="1.52cm"/>
    </style:style>
    <style:style style:name="Таблиця5.B" style:family="table-column">
      <style:table-column-properties style:column-width="7.825cm"/>
    </style:style>
    <style:style style:name="Таблиця5.C" style:family="table-column">
      <style:table-column-properties style:column-width="7.475cm"/>
    </style:style>
    <style:style style:name="Таблиця5.D" style:family="table-column">
      <style:table-column-properties style:column-width="2.743cm"/>
    </style:style>
    <style:style style:name="Таблиця5.1" style:family="table-row">
      <style:table-row-properties style:min-row-height="4.369cm" fo:keep-together="auto"/>
    </style:style>
    <style:style style:name="Таблиця5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5.2" style:family="table-row">
      <style:table-row-properties style:min-row-height="2.775cm" fo:keep-together="auto"/>
    </style:style>
    <style:style style:name="Таблиця5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A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B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C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5.D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" style:family="table">
      <style:table-properties style:width="19.565cm" fo:margin-top="0cm" fo:margin-bottom="0cm" table:align="right" style:writing-mode="lr-tb"/>
    </style:style>
    <style:style style:name="Таблиця3.A" style:family="table-column">
      <style:table-column-properties style:column-width="1.52cm"/>
    </style:style>
    <style:style style:name="Таблиця3.B" style:family="table-column">
      <style:table-column-properties style:column-width="7.825cm"/>
    </style:style>
    <style:style style:name="Таблиця3.C" style:family="table-column">
      <style:table-column-properties style:column-width="7.475cm"/>
    </style:style>
    <style:style style:name="Таблиця3.D" style:family="table-column">
      <style:table-column-properties style:column-width="2.745cm"/>
    </style:style>
    <style:style style:name="Таблиця3.1" style:family="table-row">
      <style:table-row-properties style:min-row-height="4.369cm" fo:keep-together="auto"/>
    </style:style>
    <style:style style:name="Таблиця3.A1" style:family="table-cell">
      <style:table-cell-properties style:vertical-align="middle" fo:background-color="#f3f3f3" fo:padding-left="0.191cm" fo:padding-right="0.191cm" fo:padding-top="0cm" fo:padding-bottom="0cm" fo:border="2.25pt solid #999999" style:writing-mode="lr-tb">
        <style:background-image/>
      </style:table-cell-properties>
    </style:style>
    <style:style style:name="Таблиця3.2" style:family="table-row">
      <style:table-row-properties style:min-row-height="2.775cm" fo:keep-together="auto"/>
    </style:style>
    <style:style style:name="Таблиця3.A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2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3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4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5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6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7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8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9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10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A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B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C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3.D1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1" style:family="table">
      <style:table-properties style:width="10.483cm" fo:margin-top="0cm" fo:margin-bottom="0cm" table:align="right" style:writing-mode="lr-tb"/>
    </style:style>
    <style:style style:name="Таблиця1.A" style:family="table-column">
      <style:table-column-properties style:column-width="4.667cm"/>
    </style:style>
    <style:style style:name="Таблиця1.B" style:family="table-column">
      <style:table-column-properties style:column-width="5.816cm"/>
    </style:style>
    <style:style style:name="Таблиця1.1" style:family="table-row">
      <style:table-row-properties style:min-row-height="1cm" fo:keep-together="auto"/>
    </style:style>
    <style:style style:name="Таблиця1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Таблиця4" style:family="table">
      <style:table-properties style:width="10.483cm" fo:margin-top="0cm" fo:margin-bottom="0cm" table:align="right" style:writing-mode="lr-tb"/>
    </style:style>
    <style:style style:name="Таблиця4.A" style:family="table-column">
      <style:table-column-properties style:column-width="4.667cm"/>
    </style:style>
    <style:style style:name="Таблиця4.B" style:family="table-column">
      <style:table-column-properties style:column-width="5.814cm"/>
    </style:style>
    <style:style style:name="Таблиця4.1" style:family="table-row">
      <style:table-row-properties style:min-row-height="1cm" fo:keep-together="auto"/>
    </style:style>
    <style:style style:name="Таблиця4.A1" style:family="table-cell">
      <style:table-cell-properties style:vertical-align="middle" fo:padding-left="0.191cm" fo:padding-right="0.191cm" fo:padding-top="0cm" fo:padding-bottom="0cm" fo:border="2.25pt solid #999999" style:writing-mode="lr-tb"/>
    </style:style>
    <style:style style:name="P1" style:family="paragraph" style:parent-style-name="Header">
      <style:paragraph-properties fo:margin-right="0.635cm"/>
    </style:style>
    <style:style style:name="P2" style:family="paragraph" style:parent-style-name="List_20_Paragraph" style:list-style-name="WWNum1a">
      <style:paragraph-properties fo:margin-left="1.27cm" fo:margin-right="0cm" fo:text-indent="-0.635cm" style:auto-text-indent="false" style:writing-mode="lr-tb">
        <style:tab-stops/>
      </style:paragraph-properties>
      <style:text-properties officeooo:paragraph-rsid="0013142f"/>
    </style:style>
    <style:style style:name="P3" style:family="paragraph" style:parent-style-name="List_20_Paragraph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13142f"/>
    </style:style>
    <style:style style:name="P4" style:family="paragraph" style:parent-style-name="List_20_Paragraph" style:list-style-name="WWNum2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5" style:family="paragraph" style:parent-style-name="List_20_Paragraph" style:list-style-name="WWNum3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6" style:family="paragraph" style:parent-style-name="List_20_Paragraph" style:list-style-name="WWNum4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7" style:family="paragraph" style:parent-style-name="List_20_Paragraph" style:list-style-name="WWNum5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8" style:family="paragraph" style:parent-style-name="List_20_Paragraph" style:list-style-name="WWNum6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9" style:family="paragraph" style:parent-style-name="List_20_Paragraph" style:list-style-name="WWNum7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10" style:family="paragraph" style:parent-style-name="List_20_Paragraph" style:list-style-name="WWNum8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11" style:family="paragraph" style:parent-style-name="List_20_Paragraph" style:list-style-name="WWNum9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12" style:family="paragraph" style:parent-style-name="List_20_Paragraph" style:list-style-name="WWNum10a">
      <style:paragraph-properties fo:margin-left="1.27cm" fo:margin-right="0cm" fo:text-indent="-0.635cm" style:auto-text-indent="false" style:writing-mode="lr-tb"/>
      <style:text-properties officeooo:paragraph-rsid="0013142f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officeooo:paragraph-rsid="0013142f"/>
    </style:style>
    <style:style style:name="P15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officeooo:paragraph-rsid="0013142f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3142f"/>
    </style:style>
    <style:style style:name="P17" style:family="paragraph" style:parent-style-name="Standard">
      <style:paragraph-properties fo:margin-top="2.822cm" fo:margin-bottom="0cm" style:contextual-spacing="false" fo:text-align="center" style:justify-single-word="false"/>
      <style:text-properties officeooo:paragraph-rsid="00143963"/>
    </style:style>
    <style:style style:name="P18" style:family="paragraph" style:parent-style-name="Standard" style:master-page-name="Standard">
      <style:paragraph-properties fo:margin-top="1.058cm" fo:margin-bottom="0cm" style:contextual-spacing="false" fo:text-align="center" style:justify-single-word="false" style:page-number="0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4.586cm" fo:margin-bottom="0cm" style:contextual-spacing="false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10.252cm" fo:margin-right="0cm" fo:margin-top="2.469cm" fo:margin-bottom="0cm" style:contextual-spacing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10.252cm" fo:margin-right="0cm"/>
      <style:text-properties fo:font-size="14pt" style:font-size-asian="14pt" style:font-size-complex="14pt"/>
    </style:style>
    <style:style style:name="P23" style:family="paragraph" style:parent-style-name="Standard">
      <style:paragraph-properties fo:margin-left="10.252cm" fo:margin-right="0cm" fo:margin-top="1.058cm" fo:margin-bottom="0cm" style:contextual-spacing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1.251cm" fo:margin-right="1.251cm" fo:margin-top="4.868cm" fo:margin-bottom="0cm" style:contextual-spacing="false" fo:line-height="150%" fo:text-align="center" style:justify-single-word="false" style:register-true="true" fo:break-before="page"/>
      <style:text-properties fo:font-size="14pt" officeooo:paragraph-rsid="0013142f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6" style:family="paragraph" style:parent-style-name="Standard">
      <style:paragraph-properties fo:margin-left="10.252cm" fo:margin-right="0cm"/>
    </style:style>
    <style:style style:name="P27" style:family="paragraph" style:parent-style-name="Standard">
      <style:paragraph-properties fo:margin-right="0cm" fo:text-align="justify" style:justify-single-word="false" fo:text-indent="0.97cm" style:auto-text-indent="false"/>
    </style:style>
    <style:style style:name="P28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normal" officeooo:rsid="0021f421" officeooo:paragraph-rsid="0013142f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ru" fo:country="RU" fo:font-weight="normal" officeooo:rsid="004426b1" officeooo:paragraph-rsid="0013142f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fo:language="ru" fo:country="RU" fo:font-weight="bold" officeooo:rsid="0021f421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32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style:font-name="Times New Roman" fo:font-size="14pt" officeooo:paragraph-rsid="0013142f" style:font-name-asian="Times New Roman1" style:font-size-asian="14pt" style:language-asian="uk" style:country-asian="UA" style:font-name-complex="Times New Roman1" style:font-size-complex="14pt"/>
    </style:style>
    <style:style style:name="P33" style:family="paragraph" style:parent-style-name="Standard">
      <style:paragraph-properties fo:margin-left="1.251cm" fo:margin-right="1.251cm" fo:margin-top="0cm" fo:margin-bottom="0cm" style:contextual-spacing="false" fo:line-height="150%" fo:text-align="center" style:justify-single-word="false" style:register-true="true"/>
      <style:text-properties style:font-name="Times New Roman" fo:font-size="14pt" fo:language="uk" fo:country="UA" fo:font-weight="bold" officeooo:rsid="0022bd52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22bd52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43591" officeooo:paragraph-rsid="0013142f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bold" officeooo:rsid="004036c0" officeooo:paragraph-rsid="0013142f" style:font-name-asian="Times New Roman1" style:font-size-asian="12.25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Times New Roman" fo:font-size="14pt" fo:language="uk" fo:country="UA" fo:font-weight="normal" officeooo:rsid="00443591" officeooo:paragraph-rsid="0013142f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en" fo:country="US" officeooo:paragraph-rsid="0013142f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ru" fo:country="RU" officeooo:paragraph-rsid="0013142f"/>
    </style:style>
    <style:style style:name="P4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officeooo:paragraph-rsid="0013142f"/>
    </style:style>
    <style:style style:name="P4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officeooo:paragraph-rsid="0013142f"/>
    </style:style>
    <style:style style:name="P42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officeooo:paragraph-rsid="0013142f"/>
    </style:style>
    <style:style style:name="P43" style:family="paragraph" style:parent-style-name="Standard">
      <style:paragraph-properties fo:margin-left="1.251cm" fo:margin-right="1.251cm" fo:margin-top="0cm" fo:margin-bottom="0cm" style:contextual-spacing="false" fo:line-height="150%" fo:text-align="justify" style:justify-single-word="false" style:register-true="true"/>
      <style:text-properties fo:font-weight="bold" officeooo:rsid="0021f421" officeooo:paragraph-rsid="0013142f" style:font-weight-asian="bold" style:font-weight-complex="bold"/>
    </style:style>
    <style:style style:name="P44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22bd52" officeooo:paragraph-rsid="0013142f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uk" fo:country="UA" fo:font-weight="normal" officeooo:rsid="0022bd52" officeooo:paragraph-rsid="0013142f" style:font-name-asian="Times New Roman1" style:font-size-asian="10.5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3c5e6a" officeooo:paragraph-rsid="0013142f" style:font-name-asian="Times New Roman1" style:font-size-asian="10.5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1.251cm" fo:margin-right="1.251cm" fo:margin-top="0cm" fo:margin-bottom="0cm" style:contextual-spacing="false" fo:line-height="150%" fo:text-align="start" style:justify-single-word="false" style:register-true="true"/>
      <style:text-properties style:font-name="Courier New" fo:font-size="12pt" fo:language="ru" fo:country="RU" fo:font-weight="normal" officeooo:rsid="004426b1" officeooo:paragraph-rsid="0013142f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left="0cm" fo:margin-right="-0.377cm" fo:text-indent="0cm" style:auto-text-indent="false" style:writing-mode="lr-tb">
        <style:tab-stops/>
      </style:paragraph-properties>
    </style:style>
    <style:style style:name="P49" style:family="paragraph" style:parent-style-name="Standard">
      <style:paragraph-properties fo:margin-left="0.183cm" fo:margin-right="0cm" fo:text-indent="0cm" style:auto-text-indent="false" style:writing-mode="lr-tb">
        <style:tab-stops/>
      </style:paragraph-properties>
    </style:style>
    <style:style style:name="P5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13142f"/>
    </style:style>
    <style:style style:name="P51" style:family="paragraph" style:parent-style-name="Standard">
      <style:paragraph-properties fo:margin-left="0cm" fo:margin-right="-0.377cm" fo:text-indent="0cm" style:auto-text-indent="false" style:writing-mode="lr-tb"/>
    </style:style>
    <style:style style:name="P52" style:family="paragraph" style:parent-style-name="Standard">
      <style:paragraph-properties fo:margin-left="0.183cm" fo:margin-right="0cm" fo:text-indent="0cm" style:auto-text-indent="false" style:writing-mode="lr-tb"/>
    </style:style>
    <style:style style:name="P53" style:family="paragraph" style:parent-style-name="Standard">
      <style:paragraph-properties fo:margin-left="0.183cm" fo:margin-right="-0.385cm" fo:text-indent="0cm" style:auto-text-indent="false" style:writing-mode="lr-tb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" fo:font-size="11pt" officeooo:paragraph-rsid="0013142f" style:font-size-asian="11pt" style:font-name-complex="Arial2" style:font-size-complex="11pt"/>
    </style:style>
    <style:style style:name="P55" style:family="paragraph" style:parent-style-name="Standard">
      <style:paragraph-properties fo:margin-left="0cm" fo:margin-right="-0.377cm" fo:text-indent="0cm" style:auto-text-indent="false" style:writing-mode="lr-tb">
        <style:tab-stops/>
      </style:paragraph-properties>
      <style:text-properties style:font-name="Arial" fo:font-size="10pt" style:font-size-asian="10pt" style:font-name-complex="Arial2" style:font-size-complex="10pt"/>
    </style:style>
    <style:style style:name="P56" style:family="paragraph" style:parent-style-name="Standard">
      <style:paragraph-properties fo:margin-left="0cm" fo:margin-right="-0.377cm" fo:text-indent="0cm" style:auto-text-indent="false" style:writing-mode="lr-tb"/>
      <style:text-properties style:font-name="Arial" fo:font-size="10pt" style:font-size-asian="10pt" style:font-name-complex="Arial2" style:font-size-complex="10pt"/>
    </style:style>
    <style:style style:name="P57" style:family="paragraph" style:parent-style-name="Standard">
      <style:paragraph-properties fo:margin-left="0.183cm" fo:margin-right="0cm" fo:text-indent="0cm" style:auto-text-indent="false" style:writing-mode="lr-tb"/>
      <style:text-properties style:font-name="Arial Narrow" fo:font-size="12.5pt" style:font-size-asian="12.5pt" style:font-size-complex="12.5pt"/>
    </style:style>
    <style:style style:name="P58" style:family="paragraph" style:parent-style-name="Standard">
      <style:paragraph-properties fo:margin-left="0cm" fo:margin-right="0cm" fo:text-indent="0cm" style:auto-text-indent="false" style:writing-mode="lr-tb"/>
      <style:text-properties officeooo:paragraph-rsid="0013142f"/>
    </style:style>
    <style:style style:name="P59" style:family="paragraph" style:parent-style-name="Standard">
      <style:paragraph-properties fo:margin-left="10.252cm" fo:margin-right="0cm"/>
      <style:text-properties officeooo:paragraph-rsid="0013142f"/>
    </style:style>
    <style:style style:name="P60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normal" officeooo:rsid="002414d5" officeooo:paragraph-rsid="0013142f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P61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ru" fo:country="RU" fo:font-weight="bold" officeooo:rsid="002414d5" officeooo:paragraph-rsid="0013142f" style:font-size-asian="14pt" style:font-weight-asian="bold" style:font-size-complex="14pt" style:font-weight-complex="bold"/>
    </style:style>
    <style:style style:name="P62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2414d5" officeooo:paragraph-rsid="0013142f" style:font-size-asian="14pt" style:font-weight-asian="bold" style:font-size-complex="14pt" style:font-weight-complex="bold"/>
    </style:style>
    <style:style style:name="P63" style:family="paragraph" style:parent-style-name="Звичайний">
      <style:paragraph-properties fo:margin-left="1.251cm" fo:margin-right="1.251cm" fo:line-height="150%" style:register-true="true"/>
      <style:text-properties style:font-name="Times New Roman" fo:font-size="14pt" fo:language="uk" fo:country="UA" fo:font-weight="bold" officeooo:rsid="003c5e6a" officeooo:paragraph-rsid="0013142f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64" style:family="paragraph" style:parent-style-name="Звичайний">
      <style:paragraph-properties fo:text-align="center" style:justify-single-word="false"/>
      <style:text-properties officeooo:paragraph-rsid="0013142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13142f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officeooo:rsid="0013142f" style:font-size-asian="14pt" style:font-size-complex="14pt"/>
    </style:style>
    <style:style style:name="T6" style:family="text">
      <style:text-properties fo:font-size="14pt" fo:language="uk" fo:country="UA" officeooo:rsid="0013142f" style:font-size-asian="14pt" style:font-size-complex="14pt"/>
    </style:style>
    <style:style style:name="T7" style:family="text">
      <style:text-properties fo:font-size="15pt" fo:language="en" fo:country="US" style:font-size-asian="15pt" style:font-size-complex="15pt"/>
    </style:style>
    <style:style style:name="T8" style:family="text">
      <style:text-properties fo:language="ru" fo:country="RU" officeooo:rsid="003a696d"/>
    </style:style>
    <style:style style:name="T9" style:family="text">
      <style:text-properties fo:language="ru" fo:country="RU" officeooo:rsid="003c5e6a"/>
    </style:style>
    <style:style style:name="T10" style:family="text">
      <style:text-properties fo:color="#000000" loext:opacity="100%"/>
    </style:style>
    <style:style style:name="T11" style:family="text">
      <style:text-properties fo:language="uk" fo:country="UA"/>
    </style:style>
    <style:style style:name="T12" style:family="text">
      <style:text-properties fo:language="uk" fo:country="UA" officeooo:rsid="00443591"/>
    </style:style>
    <style:style style:name="T13" style:family="text">
      <style:text-properties fo:language="uk" fo:country="UA" fo:font-weight="normal" style:font-name-asian="Times New Roman1" style:language-asian="uk" style:country-asian="UA" style:font-weight-asian="normal" style:font-name-complex="Times New Roman1" style:font-weight-complex="normal"/>
    </style:style>
    <style:style style:name="T14" style:family="text">
      <style:text-properties fo:language="uk" fo:country="UA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4426b1"/>
    </style:style>
    <style:style style:name="T17" style:family="text">
      <style:text-properties fo:language="en" fo:country="US" officeooo:rsid="004719fd"/>
    </style:style>
    <style:style style:name="T18" style:family="text">
      <style:text-properties fo:language="en" fo:country="US"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en" fo:country="US" fo:font-weight="bold" officeooo:rsid="0021f421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uk" fo:country="UA" fo:font-weight="normal" style:font-name-asian="Times New Roman1" style:font-size-asian="14pt" style:language-asian="uk" style:country-asian="UA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uk" fo:country="UA" fo:font-weight="normal" officeooo:rsid="0021f421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26" style:family="text">
      <style:text-properties style:font-name="Times New Roman" fo:font-size="14pt" officeooo:rsid="001e05f0" style:font-name-asian="Times New Roman1" style:font-size-asian="14pt" style:language-asian="uk" style:country-asian="UA" style:font-name-complex="Times New Roman1" style:font-size-complex="14pt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5pt" style:font-size-asian="15pt" style:font-size-complex="15pt"/>
    </style:style>
    <style:style style:name="T29" style:family="text">
      <style:text-properties style:font-name="Times New Roman" fo:font-size="11pt" style:font-size-asian="11pt" style:font-size-complex="11pt"/>
    </style:style>
    <style:style style:name="T30" style:family="text">
      <style:text-properties style:font-name="Times New Roman" fo:font-size="7pt" style:font-size-asian="7pt" style:font-size-complex="7pt"/>
    </style:style>
    <style:style style:name="T31" style:family="text">
      <style:text-properties style:font-name="Times New Roman" fo:language="en" fo:country="US"/>
    </style:style>
    <style:style style:name="T32" style:family="text">
      <style:text-properties style:font-name="Times New Roman" fo:language="en" fo:country="US" fo:font-weight="bold" officeooo:rsid="004426b1" style:font-weight-asian="bold" style:font-weight-complex="bold"/>
    </style:style>
    <style:style style:name="T33" style:family="text">
      <style:text-properties style:font-name="Times New Roman" fo:language="ru" fo:country="RU"/>
    </style:style>
    <style:style style:name="T34" style:family="text">
      <style:text-properties style:font-name="Times New Roman" fo:language="ru" fo:country="RU" fo:font-weight="bold" officeooo:rsid="0021f421" style:font-weight-asian="bold" style:font-weight-complex="bold"/>
    </style:style>
    <style:style style:name="T35" style:family="text">
      <style:text-properties style:font-name="Times New Roman" fo:font-size="10pt" fo:language="en" fo:country="US" style:font-size-asian="10pt" style:font-size-complex="10pt"/>
    </style:style>
    <style:style style:name="T36" style:family="text">
      <style:text-properties style:font-name="Times New Roman" fo:font-size="10pt" style:font-size-asian="10pt" style:font-size-complex="10pt"/>
    </style:style>
    <style:style style:name="T37" style:family="text">
      <style:text-properties style:font-name="Times New Roman" fo:font-size="10pt" fo:language="uk" fo:country="UA" style:font-size-asian="10pt" style:font-size-complex="10pt"/>
    </style:style>
    <style:style style:name="T38" style:family="text">
      <style:text-properties style:font-name="Times New Roman" fo:language="uk" fo:country="UA" fo:font-weight="bold" officeooo:rsid="0021f421" style:font-weight-asian="bold" style:font-weight-complex="bold"/>
    </style:style>
    <style:style style:name="T39" style:family="text">
      <style:text-properties officeooo:rsid="00443591"/>
    </style:style>
    <style:style style:name="T40" style:family="text">
      <style:text-properties style:font-name="Arial" fo:font-size="11pt" style:font-size-asian="11pt" style:font-name-complex="Arial2" style:font-size-complex="11pt"/>
    </style:style>
    <style:style style:name="T41" style:family="text">
      <style:text-properties style:font-name="Arial" fo:font-size="11pt" fo:language="en" fo:country="US" style:font-size-asian="11pt" style:font-name-complex="Arial2" style:font-size-complex="11pt"/>
    </style:style>
    <style:style style:name="T42" style:family="text">
      <style:text-properties style:font-name="Arial" style:font-name-complex="Arial2"/>
    </style:style>
    <style:style style:name="T43" style:family="text">
      <style:text-properties style:font-name="Arial" fo:font-size="10pt" style:font-size-asian="10pt" style:font-name-complex="Arial2" style:font-size-complex="10pt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style:font-name-asian="Times New Roman1" style:language-asian="uk" style:country-asian="UA" style:font-weight-asian="normal" style:font-name-complex="Times New Roman1" style:font-weight-complex="normal"/>
    </style:style>
    <style:style style:name="T46" style:family="text">
      <style:text-properties fo:font-weight="normal" officeooo:rsid="00482f53" style:font-name-asian="Times New Roman1" style:language-asian="uk" style:country-asian="UA" style:font-weight-asian="normal" style:font-name-complex="Times New Roman1" style:font-weight-complex="normal"/>
    </style:style>
    <style:style style:name="T47" style:family="text">
      <style:text-properties style:font-name="Arial Narrow" fo:font-size="12.5pt" fo:language="en" fo:country="US" style:font-size-asian="12.5pt" style:font-size-complex="12.5pt"/>
    </style:style>
    <style:style style:name="T48" style:family="text">
      <style:text-properties style:font-name="Arial Narrow" fo:font-size="12.5pt" style:font-size-asian="12.5pt" style:font-size-complex="12.5pt"/>
    </style:style>
    <style:style style:name="T49" style:family="text">
      <style:text-properties style:font-name="Arial Narrow" fo:font-size="11pt" style:font-size-asian="11pt" style:font-size-complex="11pt"/>
    </style:style>
    <style:style style:name="T50" style:family="text">
      <style:text-properties fo:language="ru" fo:country="RU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ragraph" draw:opacity="0%" fo:padding="0cm" fo:border="non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13"><text:span text:style-name="T1">Центральноукраїнський національний технічний університет</text:span></text:p>
      <text:p text:style-name="P19">Механіко-технологічний факультет</text:p>
      <text:p text:style-name="P20">ЗВІТ</text:p>
      <text:p text:style-name="P13"><text:span text:style-name="T1">ПРО ВИКОНАННЯ ЛАБОРАТОРНОЇ РОБОТИ № 7</text:span><text:span text:style-name="T1"/></text:p>
      <text:p text:style-name="P19">з навчальної дисципліни <text:span text:style-name="T1"/></text:p>
      <text:p text:style-name="P13"><text:span text:style-name="T1">“Базові методології та технології програмування”</text:span></text:p>
      <text:p text:style-name="P19"/>
      <text:p text:style-name="P19">ПРОГРАМНА РЕАЛІЗАЦІЯ ОБРОБЛЕННЯ МАСИВІВ ДАНИХ ТА СИМВОЛЬНОЇ ІНФОРМАЦІЇ<text:span text:style-name="T1"/></text:p>
      <text:p text:style-name="P25"/>
      <text:p text:style-name="P21">ЗАВДАННЯ ВИДАВ<text:span text:style-name="T1"/></text:p>
      <text:p text:style-name="P26"><text:span text:style-name="T1">доцент кафедри кібербезпеки та програмного забезпечення</text:span></text:p>
      <text:p text:style-name="P22">Доренський О. П. <text:span text:style-name="T2"/></text:p>
      <text:p text:style-name="P26"><text:a xlink:type="simple" xlink:href="https://github.com/odorenskyi/Dmytro-Parkhomenko-KB18" text:style-name="Internet_20_link" text:visited-style-name="Visited_20_Internet_20_Link"><text:span text:style-name="Internet_20_link"><text:span text:style-name="T10">https://github.com/odorenskyi/</text:span></text:span></text:a><text:span text:style-name="T1"> </text:span></text:p>
      <text:p text:style-name="P23">ВИКОНАВ <text:span text:style-name="T1"/></text:p>
      <text:p text:style-name="P26"><text:span text:style-name="T1">студент академічної групи </text:span><text:span text:style-name="T2">К</text:span><text:span text:style-name="T6">І</text:span><text:span text:style-name="T2">-2</text:span><text:span text:style-name="T6">3</text:span></text:p>
      <text:p text:style-name="P26"><text:span text:style-name="T3">Гончар</text:span><text:span text:style-name="T1"> </text:span><text:span text:style-name="T3">А</text:span><text:span text:style-name="T1">. </text:span><text:span text:style-name="T3">Д</text:span><text:span text:style-name="T1">.</text:span></text:p>
      <text:p text:style-name="P23">ПЕРЕВІРИВ<text:span text:style-name="T1"/></text:p>
      <text:p text:style-name="P59"><text:span text:style-name="T1">ст. викладач кафедри кібербезпеки <text:line-break/></text:span><text:span text:style-name="T26">Дрєєва Г.М.</text:span></text:p>
      <text:p text:style-name="P17"><text:span text:style-name="T1">Кропивницький – 202</text:span><text:span text:style-name="T5">4</text:span></text:p>
      <text:p text:style-name="P24"><text:span text:style-name="T34">Лабараторна робота </text:span><text:span text:style-name="T38">№</text:span><text:span text:style-name="T32">7</text:span></text:p>
      <text:p text:style-name="P31" loext:marker-style-name="T25"/>
      <text:p text:style-name="P42"><text:span text:style-name="T21"><text:tab/>Тема</text:span><text:span text:style-name="T22">: </text:span><text:span text:style-name="T23">ПРОГРАМНА РЕАЛІЗАЦІЯ ОБРОБЛЕННЯ МАСИВІВ ДАНИХ ТА СИМВОЛЬНОЇ ІНФОРМАЦІЇ ЗА СТАНДАРТОМ UNICODE </text:span></text:p>
      <text:p text:style-name="P43"><text:span text:style-name="T23"/></text:p>
      <text:p text:style-name="P42"><text:span text:style-name="T20"><text:tab/>МЕТА</text:span><text:span text:style-name="T25">: полягає у набутті ґрунтовних вмінь і практичних навичок синтезу алгоритмів оброблення масивів даних та символьної (текстової) інформації у кодуваннях UTF-8 і CP866, їх програмної реалізації мовою програмування мовою програмування С (ISO/IEC 9899:2018) задля реалізації програмних засобів у вільному кросплатформовому Code::Blocks IDE. </text:span></text:p>
      <text:p text:style-name="P32"/>
      <text:p text:style-name="P30">Завдання<text:span text:style-name="T11">:</text:span></text:p>
      <text:p text:style-name="P42"><text:span text:style-name="T24"><text:tab/></text:span><text:span text:style-name="T27">1. У веббраузері перейти за посиланням https://github.com/ та зареєструватись на вебсервісі системи контролю версій GitHub. 2. Після створення облікового запису (account) і підтвердження реєстрації через електронну пошту, у Personal settings заповнити Public profile: <text:s/>Name: власне ім’я й прізвище латиницею, <text:s/>Profile picture: офіційне фото (ділового стилю), <text:s/>URL: www.kntu.kr.ua, <text:s/>Company: Central Ukrainian National Technical University, <text:s/>Location: Ukraine, Kropyvnytskyi. 3. Продемонструвати викладачеві створений обліковий запис, після чого надіслати GitHub username на dorenskyiop@kntu.kr.ua. 4. Отримати у викладача завдання за варіантом, задокументувати мету лабораторної роботи, завдання, номер варіанту. 5. На одному з локальних дисків ПК (D:, E: чи ін.) створити теку BMTP-LAB7-прізвище, в ній ― теки prj, Software та TestSuite. 6. Виконати аналіз умови і постановку задачі 7.1, </text:span><text:soft-page-break/><text:span text:style-name="T27">встановлених вимог до програмного засобу, який розроблятиметься, на основі чого розробити й задокументувати тест-сьют TS_7_1, який повинен складатись з не менш як десяти тест-кейсів. 7. Виконати процедурно-орієнтовану алгоритмізацію задачі 7.1 з врахуванням вимоги про програмне оброблення текстової інформації у UTF-8, при чому кодування вхідних і вихідних даних залежить від джерела й приймача інформації відповідно; здобутий алгоритм розв’язування задачі 7.1 задокументувати. 8. В Code::Blocks IDE створити новий проект консольного застосунку з назвою прізвище-task_7_1 у /prj. 9. Алгоритм розв’язування задачі 7.1 реалізувати мовою програмування С (С18), проект прізвище-task_7_1 закрити. 10. З теки проекта прізвище-task_7_1 за допомогою "Блокнот" відкрити файл main.c. 11. Перезберегти файл main.c у UTF-8 (Файл → Зберегти як → Кодування → UTF-8 → Зберегти). 12. Закрити файл main.c. 44 Базові методології та технології програмування 13. В Code::Blocks IDE відкрити прізвище-task_7_1, скомпілювати і закрити проект; створений у /prj файл програми прізвищеtask_7_1.ехе скопіювати у /BMTP-LAB7-прізвище/Software. 14. За допомогою тестового набору TS_7_1 із теки /TestSuite, виконати системне тестування прізвище-task_7_1.ехе, який знаходиться у теці /BMTP-LAB7-прізвище/Software; отриманий тестовий артефакт — заповнений тест-сьют TS_7_1 — зберегти та долучити до звіту як додаток. 15. За умови, що статус всіх тест-кейсів TS_7_1 є passed, вихідний код (лістинг) проекту прізвище-task_7_1 задокументувати; у іншому випадку слід виконати відлагодження запропонованого алгоритму і/або ПЗ, проект прізвище-task_7_1 скомпілювати, системне тестування додатка прізвище-task_7_1.ехе повторити, результати повторної реалізації й тестування задокументувати. 16. Виконати аналіз умови і постановку задачі 7.2, встановлених вимог до програмного засобу, який розроблятиметься, на основі чого розробити й задокументувати тест-сьют TS_7_2, який повинен складатись з не менш як десяти тест-кейсів. 17. Виконати процедурно-орієнтовану алгоритмізацію задачі 7.2, отриманий алгоритм </text:span><text:soft-page-break/><text:span text:style-name="T27">розв’язування задачі 7.2 задокументувати. 18. В Code::Blocks IDE створити новий проект консольного застосунку з назвою прізвище-task_7_2 у /prj. 19. Алгоритм розв’язування задачі 7.2 реалізувати мовою програмування С (С18), скомпілювати проект; створений файл програми прізвище-task_7_2.ехе скопіювати у /Software. 20. За допомогою TS_7_2 із /TestSuite, виконати системне тестування /BMTP-LAB2-прізвище/Software/прізвище-task_7_2.ехе; заповнений TS_7_2 долучити до звіту як додаток. 21. За умови, що статус всіх тест-кейсів TS_7_2 є passed, вихідний код (лістинг) проекту прізвище-task_7_2 задокументувати; у іншому випадку слід виконати відлагодження запропонованого алгоритму і/або ПЗ, проект прізвище-task_7_2 скомпілювати, системне тестування додатка прізвище-task_7_2.ехе повторити, результати повторної реалізації й тестування задокументувати. 22. Одержані результати виконання завдань лабораторної роботи (/BMTP-LAB7-прізвище) зберегти на флеш-накопичувач, у хмарному сховищі даних тощо.23. Проаналізувати хід виконання завдань і одержані результати, сформулювати обґрунтовані висновки15 та викласти їх обсягом не менше двох сторінок машинного (комп’ютерного) тексту; також слід зазначити особисті враження від виконання лабораторної роботи, викласти вмотивовані пропозиції, обґрунтовані зауваження, конструктивну критику, рекомендації тощо. 24. Інсталювати Git (Git Bash) </text:span><text:a xlink:type="simple" xlink:href="https://git-scm.com/book/uk/v2/" text:style-name="Internet_20_link" text:visited-style-name="Visited_20_Internet_20_Link"><text:span text:style-name="T27">https://git-scm.com/book/uk/v2/</text:span></text:a><text:span text:style-name="T27"> ВступІнсталяція-Git, використовуючи “Pro Git” https://gitscm.com/book/uk/v2. 25. На github.com/student-name створити Git-репозиторій (New → Create a new repository) та за допомогою Git (Git Bash) завантажити у нього теку BMTP-LAB7-прізвище (git init, git add, git commit, git branch, git remote, git push; https://techglimpse.com/git-push-github-token-based-passwordless/), а також звіт, оформлений згідно з ДСТУ 3008:2015 зі структурою й змістом, визначеними цим порядком виконання роботи. 26. Додати викладача і одногрупників до спільної роботи над проєктом BMTP-LAB7-прізвище: Settings → Access → Collaborators → Add people → Add NAME to REPOSITORY (NAME </text:span><text:soft-page-break/><text:span text:style-name="T27">викладача — на дошці в аудиторії, у якій проходить заняття). 27. У комітах Git-репозиторію BMTP-LAB7-прізвище (https://github.com/ . . . /commits/main/) відреагувати і/або відповісти на коментарі співучасників ІТ-проєкту ( Commits), захистити результати й здобути зарахування роботи викладачем. </text:span></text:p>
      <text:p text:style-name="P28"/>
      <text:p text:style-name="P33">Варіант №<text:span text:style-name="T16">9</text:span></text:p>
      <text:p text:style-name="P44"/>
      <text:p text:style-name="P34"><text:span text:style-name="T8">Задача</text:span> <text:span text:style-name="T16">7</text:span>.1<text:span text:style-name="T9">:</text:span></text:p>
      <text:p text:style-name="P29">Користувач вводить слово (рядок кириличних символ<text:span text:style-name="T11">ів без проміжків), </text:span>яке зак<text:span text:style-name="T11">інчується </text:span><text:span text:style-name="T15">“%”, “~” </text:span>або <text:span text:style-name="T15">“*”. </text:span>Вивести к<text:span text:style-name="T11">ількість складів </text:span><text:span text:style-name="T15">“</text:span><text:span text:style-name="T12">ма</text:span><text:span text:style-name="T15">” </text:span>у введеному <text:span text:style-name="T11">слові; якщо зазначений склад відстуній. Вивести всі приголосні з уведеного слова.</text:span></text:p>
      <text:p text:style-name="P29"><text:span text:style-name="T11"/></text:p>
      <text:p text:style-name="P36">Лістинг <text:span text:style-name="T39">7</text:span>.<text:span text:style-name="T17">1</text:span></text:p>
      <text:p text:style-name="P47"><text:span text:style-name="T11">#include &lt;stdio.h&gt;</text:span></text:p>
      <text:p text:style-name="P47"><text:span text:style-name="T11">#include &lt;stdlib.h&gt;</text:span></text:p>
      <text:p text:style-name="P47"><text:span text:style-name="T11">#include &lt;locale.h&gt;</text:span></text:p>
      <text:p text:style-name="P47"><text:span text:style-name="T11">#include &lt;string.h&gt;</text:span></text:p>
      <text:p text:style-name="P47"><text:span text:style-name="T11">#include &lt;ctype.h&gt;</text:span></text:p>
      <text:p text:style-name="P47"><text:span text:style-name="T11"/></text:p>
      <text:p text:style-name="P47"><text:span text:style-name="T11">int main() {</text:span></text:p>
      <text:p text:style-name="P47"><text:span text:style-name="T11"><text:s text:c="4"/>setlocale(LC_ALL, "");</text:span></text:p>
      <text:p text:style-name="P47"><text:span text:style-name="T11"/></text:p>
      <text:p text:style-name="P47"><text:span text:style-name="T11"><text:s text:c="4"/>char word[100];</text:span></text:p>
      <text:p text:style-name="P47"><text:span text:style-name="T11"><text:s text:c="4"/>int count = 0;</text:span></text:p>
      <text:p text:style-name="P47"><text:span text:style-name="T11"><text:s text:c="4"/>char golosni[] = "ауеоюяіи";</text:span></text:p>
      <text:p text:style-name="P47"><text:span text:style-name="T11"><text:s text:c="4"/>printf("Введіть слово яке закінчується на %% , ~ або *\n");</text:span></text:p>
      <text:p text:style-name="P47"><text:span text:style-name="T11"><text:s text:c="4"/>scanf("%s", word);</text:span></text:p>
      <text:p text:style-name="P47"><text:span text:style-name="T11"><text:s text:c="4"/>char *substr = word;</text:span></text:p>
      <text:p text:style-name="P47"><text:span text:style-name="T11"/></text:p>
      <text:p text:style-name="P47"><text:span text:style-name="T11"><text:s text:c="4"/>while ((substr = strstr(substr, "ма")) != NULL) {</text:span></text:p>
      <text:p text:style-name="P47"><text:span text:style-name="T11"><text:s text:c="8"/>count++;</text:span></text:p>
      <text:p text:style-name="P47"><text:span text:style-name="T11"><text:s text:c="8"/>substr++;</text:span></text:p>
      <text:p text:style-name="P47"><text:soft-page-break/><text:span text:style-name="T11"><text:s text:c="4"/>}</text:span></text:p>
      <text:p text:style-name="P47"><text:span text:style-name="T11"/></text:p>
      <text:p text:style-name="P47"><text:span text:style-name="T11"><text:s text:c="4"/>if (count == 0) {</text:span></text:p>
      <text:p text:style-name="P47"><text:span text:style-name="T11"><text:s text:c="8"/>for (int i = 0; word[i] != '\0'; i++) {</text:span></text:p>
      <text:p text:style-name="P47"><text:span text:style-name="T11"><text:s text:c="12"/>char lower = tolower(word[i]);</text:span></text:p>
      <text:p text:style-name="P47"><text:span text:style-name="T11"><text:s text:c="12"/>for (int j = 0; golosni[j] != '\0'; j++) {</text:span></text:p>
      <text:p text:style-name="P47"><text:span text:style-name="T11"><text:s text:c="16"/>if (lower == golosni[j]) {</text:span></text:p>
      <text:p text:style-name="P47"><text:span text:style-name="T11"><text:s text:c="20"/>printf("%c", word[i]);</text:span></text:p>
      <text:p text:style-name="P47"><text:span text:style-name="T11"><text:s text:c="16"/>}</text:span></text:p>
      <text:p text:style-name="P47"><text:span text:style-name="T11"><text:s text:c="12"/>}</text:span></text:p>
      <text:p text:style-name="P47"><text:span text:style-name="T11"><text:s text:c="8"/>}</text:span></text:p>
      <text:p text:style-name="P47"><text:span text:style-name="T11"><text:s text:c="8"/>printf("\n");</text:span></text:p>
      <text:p text:style-name="P47"><text:span text:style-name="T11"><text:s text:c="4"/>}</text:span></text:p>
      <text:p text:style-name="P47"><text:span text:style-name="T11"/></text:p>
      <text:p text:style-name="P47"><text:span text:style-name="T11"><text:s text:c="4"/>printf("Кількість mа: %d\n", count);</text:span></text:p>
      <text:p text:style-name="P47"><text:span text:style-name="T11"><text:s text:c="4"/>return 0;</text:span></text:p>
      <text:p text:style-name="P47"><text:span text:style-name="T11">}</text:span></text:p>
      <text:p text:style-name="P47"><text:span text:style-name="T11"/></text:p>
      <text:p text:style-name="P47"><text:span text:style-name="T11"/></text:p>
      <text:p text:style-name="P16"><draw:frame draw:style-name="fr1" draw:name="Рамка2" text:anchor-type="paragraph" svg:y="0cm" svg:width="10.483cm" draw:z-index="13" loext:may-break-between-pages="true"><draw:text-box fo:min-height="0cm"><table:table table:name="Таблиця4" table:style-name="Таблиця4"><table:table-column table:style-name="Таблиця4.A"/><table:table-column table:style-name="Таблиця4.B"/><table:table-row table:style-name="Таблиця4.1"><table:table-cell table:style-name="Таблиця4.A1" office:value-type="string"><text:p text:style-name="P48" loext:marker-style-name="T36"><text:span text:style-name="T37">Назва </text:span><text:span text:style-name="T36">тестового набору</text:span></text:p><text:p text:style-name="P48"><text:span text:style-name="T43">Test Suite Description</text:span></text:p></table:table-cell><table:table-cell table:style-name="Таблиця4.A1" office:value-type="string"><text:p text:style-name="P49" loext:marker-style-name="T15"><text:span text:style-name="T47">TS_lab7</text:span></text:p></table:table-cell></table:table-row><table:table-row table:style-name="Таблиця4.1"><table:table-cell table:style-name="Таблиця4.A1" office:value-type="string"><text:p text:style-name="P51" loext:marker-style-name="T36"><text:span text:style-name="T36">Назва проекта / ПЗ</text:span></text:p><text:p text:style-name="P51"><text:span text:style-name="T43">Name of Project / Software</text:span></text:p></table:table-cell><table:table-cell table:style-name="Таблиця4.A1" office:value-type="string"><text:p text:style-name="P52" loext:marker-style-name="T15"><text:span text:style-name="T47">Gonchar-task_7_1</text:span></text:p></table:table-cell></table:table-row><table:table-row table:style-name="Таблиця4.1"><table:table-cell table:style-name="Таблиця4.A1" office:value-type="string"><text:p text:style-name="P51" loext:marker-style-name="T36"><text:span text:style-name="T36">Рівень тестування</text:span></text:p><text:p text:style-name="P51"><text:span text:style-name="T43">Level of Testing</text:span></text:p></table:table-cell><table:table-cell table:style-name="Таблиця4.A1" office:value-type="string"><text:p text:style-name="P53"><text:span text:style-name="T48">системний</text:span><text:span text:style-name="T47"> <text:s/>/ <text:s/></text:span><text:span text:style-name="T49">System Testing</text:span></text:p></table:table-cell></table:table-row><table:table-row table:style-name="Таблиця4.1"><table:table-cell table:style-name="Таблиця4.A1" office:value-type="string"><text:p text:style-name="P51" loext:marker-style-name="T43"><text:span text:style-name="T36">Автор тест-сьюта </text:span></text:p><text:p text:style-name="P51"><text:span text:style-name="T43">Test Suite Author</text:span></text:p></table:table-cell><table:table-cell table:style-name="Таблиця4.A1" office:value-type="string"><text:p text:style-name="P52" loext:marker-style-name="T15"><text:span text:style-name="T47">Гончар Артем</text:span><text:span text:style-name="T48">ій</text:span></text:p></table:table-cell></table:table-row><table:table-row table:style-name="Таблиця4.1"><table:table-cell table:style-name="Таблиця4.A1" office:value-type="string"><text:p text:style-name="P51" loext:marker-style-name="T36"><text:span text:style-name="T36">Виконавець </text:span></text:p><text:p text:style-name="P51"><text:span text:style-name="T43">Implementer</text:span></text:p></table:table-cell><table:table-cell table:style-name="Таблиця4.A1" office:value-type="string"><text:p text:style-name="P52"><text:span text:style-name="T48">Гончар Артемій</text:span></text:p></table:table-cell></table:table-row></table:table></draw:text-box></draw:frame><text:line-break loext:clear="all"/>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row table:style-name="Таблиця5.1">
          <table:table-cell table:style-name="Таблиця5.A1" office:value-type="string">
            <text:p text:style-name="P14"><text:span text:style-name="T19">Ід-р тест-кейса / </text:span><text:span text:style-name="T40">Test Case ID</text:span></text:p>
          </table:table-cell>
          <table:table-cell table:style-name="Таблиця5.A1" office:value-type="string">
            <text:p text:style-name="P14" loext:marker-style-name="T42"><text:span text:style-name="T19">Дії (кроки) </text:span><text:span text:style-name="T42">/ </text:span></text:p>
            <text:p text:style-name="P14" loext:marker-style-name="T40"><text:span text:style-name="T40">Action </text:span></text:p>
            <text:p text:style-name="P14"><text:span text:style-name="T40">(Test Step</text:span><text:span text:style-name="T41">s</text:span><text:span text:style-name="T40">)</text:span></text:p>
          </table:table-cell>
          <table:table-cell table:style-name="Таблиця5.A1" office:value-type="string">
            <text:p text:style-name="P14" loext:marker-style-name="T19"><text:span text:style-name="T19">Очікуваний </text:span></text:p>
            <text:p text:style-name="P14" loext:marker-style-name="T29"><text:span text:style-name="T29">результат / </text:span></text:p>
            <text:p text:style-name="P14"><text:span text:style-name="T40">Expected Result</text:span></text:p>
          </table:table-cell>
          <table:table-cell table:style-name="Таблиця5.A1" office:value-type="string">
            <text:p text:style-name="P15" loext:marker-style-name="T42"><text:span text:style-name="T19">Результат тестування </text:span><text:span text:style-name="T30">(пройшов/не вдалося/ заблокований) /</text:span><text:span text:style-name="T42"> </text:span></text:p>
            <text:p text:style-name="P15"><text:span text:style-name="T40">Test Result<text:line-break/></text:span><text:span text:style-name="T43">(passed/failed/ blocked)</text:span></text:p>
          </table:table-cell>
        </table:table-row>
        <table:table-row table:style-name="Таблиця5.2">
          <table:table-cell table:style-name="Таблиця5.A2" office:value-type="string">
            <text:p text:style-name="P50"><text:span text:style-name="T19">ТС-1</text:span></text:p>
          </table:table-cell>
          <table:table-cell table:style-name="Таблиця5.B2" office:value-type="string">
            <text:p text:style-name="P50"><text:span text:style-name="T19">1. Введення омаома</text:span><text:span text:style-name="T31">~</text:span></text:p>
          </table:table-cell>
          <table:table-cell table:style-name="Таблиця5.C2" office:value-type="string">
            <text:p text:style-name="P50" loext:marker-style-name="T33"><text:span text:style-name="T33">Введ?ть слово яке зак?нчується на , ~ або *</text:span></text:p>
            <text:p text:style-name="P50" loext:marker-style-name="T50"><text:span text:style-name="T33">К?льк?сть </text:span><text:span text:style-name="T31">м</text:span><text:span text:style-name="T33">а: 2</text:span></text:p>
          </table:table-cell>
          <table:table-cell table:style-name="Таблиця5.D2" office:value-type="string">
            <text:p text:style-name="P50" loext:marker-style-name="T15"><text:span text:style-name="T31">passed</text:span></text:p>
          </table:table-cell>
        </table:table-row>
        <text:soft-page-break/>
        <table:table-row table:style-name="Таблиця5.2">
          <table:table-cell table:style-name="Таблиця5.A3" office:value-type="string">
            <text:p text:style-name="P58"><text:span text:style-name="T19">ТС-</text:span><text:span text:style-name="T31">2</text:span></text:p>
          </table:table-cell>
          <table:table-cell table:style-name="Таблиця5.B3" office:value-type="string">
            <text:p text:style-name="P58" loext:marker-style-name="T33"><text:span text:style-name="T19">1. Введення</text:span><text:span text:style-name="T31"> </text:span><text:span text:style-name="T33">амам*</text:span></text:p>
            <text:p text:style-name="P38" loext:marker-style-name="T31"/>
          </table:table-cell>
          <table:table-cell table:style-name="Таблиця5.C3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33"><text:span text:style-name="T33">aa</text:span></text:p>
            <text:p text:style-name="P58" loext:marker-style-name="T50"><text:span text:style-name="T33">К?льк?сть </text:span><text:span text:style-name="T31">м</text:span><text:span text:style-name="T33">а: 0</text:span></text:p>
          </table:table-cell>
          <table:table-cell table:style-name="Таблиця5.D3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4" office:value-type="string">
            <text:p text:style-name="P58"><text:span text:style-name="T19">ТС-3</text:span></text:p>
          </table:table-cell>
          <table:table-cell table:style-name="Таблиця5.B4" office:value-type="string">
            <text:p text:style-name="P58"><text:span text:style-name="T19">1. Введення</text:span><text:span text:style-name="T31"> мамама%</text:span></text:p>
          </table:table-cell>
          <table:table-cell table:style-name="Таблиця5.C4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50"><text:span text:style-name="T33">К?льк?сть </text:span><text:span text:style-name="T31">м</text:span><text:span text:style-name="T33">а: 3</text:span></text:p>
          </table:table-cell>
          <table:table-cell table:style-name="Таблиця5.D4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5" office:value-type="string">
            <text:p text:style-name="P58"><text:span text:style-name="T19">ТС-</text:span><text:span text:style-name="T31">4</text:span></text:p>
          </table:table-cell>
          <table:table-cell table:style-name="Таблиця5.B5" office:value-type="string">
            <text:p text:style-name="P58"><text:span text:style-name="T19">1. Введення</text:span><text:span text:style-name="T31"> ма~</text:span></text:p>
          </table:table-cell>
          <table:table-cell table:style-name="Таблиця5.C5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50"><text:span text:style-name="T33">К?льк?сть </text:span><text:span text:style-name="T31">м</text:span><text:span text:style-name="T33">а: 1</text:span></text:p>
          </table:table-cell>
          <table:table-cell table:style-name="Таблиця5.D5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6" office:value-type="string">
            <text:p text:style-name="P58"><text:span text:style-name="T19">ТС-</text:span><text:span text:style-name="T31">5</text:span></text:p>
          </table:table-cell>
          <table:table-cell table:style-name="Таблиця5.B6" office:value-type="string">
            <text:p text:style-name="P58" loext:marker-style-name="T33"><text:span text:style-name="T19">1. Введення</text:span><text:span text:style-name="T31"> </text:span><text:span text:style-name="T33">аамюю*</text:span></text:p>
            <text:p text:style-name="P38" loext:marker-style-name="T31"/>
          </table:table-cell>
          <table:table-cell table:style-name="Таблиця5.C6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33"><text:span text:style-name="T33">аааюю</text:span></text:p>
            <text:p text:style-name="P58" loext:marker-style-name="T50"><text:span text:style-name="T33">К?льк?сть ма: 0</text:span></text:p>
          </table:table-cell>
          <table:table-cell table:style-name="Таблиця5.D6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7" office:value-type="string">
            <text:p text:style-name="P58"><text:span text:style-name="T19">ТС-</text:span><text:span text:style-name="T31">6</text:span></text:p>
          </table:table-cell>
          <table:table-cell table:style-name="Таблиця5.B7" office:value-type="string">
            <text:p text:style-name="P58"><text:span text:style-name="T19">1. Введення</text:span><text:span text:style-name="T31"> Доренський~</text:span></text:p>
          </table:table-cell>
          <table:table-cell table:style-name="Таблиця5.C7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33"><text:span text:style-name="T33">оеи</text:span></text:p>
            <text:p text:style-name="P58" loext:marker-style-name="T50"><text:span text:style-name="T33">К?льк?сть ма: 0</text:span></text:p>
          </table:table-cell>
          <table:table-cell table:style-name="Таблиця5.D7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8" office:value-type="string">
            <text:p text:style-name="P58"><text:span text:style-name="T19">ТС-</text:span><text:span text:style-name="T31">7</text:span></text:p>
          </table:table-cell>
          <table:table-cell table:style-name="Таблиця5.B8" office:value-type="string">
            <text:p text:style-name="P58"><text:span text:style-name="T19">1. Введення</text:span><text:span text:style-name="T31"> ммммм*</text:span></text:p>
          </table:table-cell>
          <table:table-cell table:style-name="Таблиця5.C8" office:value-type="string">
            <text:p text:style-name="P58" loext:marker-style-name="T33"><text:span text:style-name="T33">Введ?ть слово яке зак?нчується на , ~ або *</text:span></text:p>
            <text:p text:style-name="P39" loext:marker-style-name="T33"/>
            <text:p text:style-name="P58" loext:marker-style-name="T50"><text:span text:style-name="T33">К?льк?сть ма: 0</text:span></text:p>
          </table:table-cell>
          <table:table-cell table:style-name="Таблиця5.D8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9" office:value-type="string">
            <text:p text:style-name="P58"><text:span text:style-name="T19">ТС-</text:span><text:span text:style-name="T31">8</text:span></text:p>
          </table:table-cell>
          <table:table-cell table:style-name="Таблиця5.B9" office:value-type="string">
            <text:p text:style-name="P58"><text:span text:style-name="T19">1. Введення</text:span><text:span text:style-name="T31"> aaaaaaaaaa%</text:span></text:p>
          </table:table-cell>
          <table:table-cell table:style-name="Таблиця5.C9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33"><text:span text:style-name="T33">aaaaaaaaaa</text:span></text:p>
            <text:p text:style-name="P58" loext:marker-style-name="T50"><text:span text:style-name="T33">К?льк?сть ма: 0</text:span></text:p>
          </table:table-cell>
          <table:table-cell table:style-name="Таблиця5.D9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10" office:value-type="string">
            <text:p text:style-name="P58"><text:span text:style-name="T19">ТС-</text:span><text:span text:style-name="T31">9</text:span></text:p>
          </table:table-cell>
          <table:table-cell table:style-name="Таблиця5.B10" office:value-type="string">
            <text:p text:style-name="P58"><text:span text:style-name="T19">1. Введення</text:span><text:span text:style-name="T31"> матттттма~</text:span></text:p>
          </table:table-cell>
          <table:table-cell table:style-name="Таблиця5.C10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50"><text:span text:style-name="T33">К?льк?сть ма: 2</text:span></text:p>
          </table:table-cell>
          <table:table-cell table:style-name="Таблиця5.D10" office:value-type="string">
            <text:p text:style-name="P58" loext:marker-style-name="T15"><text:span text:style-name="T31">passed</text:span></text:p>
          </table:table-cell>
        </table:table-row>
        <table:table-row table:style-name="Таблиця5.2">
          <table:table-cell table:style-name="Таблиця5.A11" office:value-type="string">
            <text:p text:style-name="P58"><text:span text:style-name="T19">ТС-</text:span><text:span text:style-name="T31">10</text:span></text:p>
          </table:table-cell>
          <table:table-cell table:style-name="Таблиця5.B11" office:value-type="string">
            <text:p text:style-name="P58"><text:span text:style-name="T19">1. Введення</text:span><text:span text:style-name="T31"> ддлдоддду*</text:span></text:p>
          </table:table-cell>
          <table:table-cell table:style-name="Таблиця5.C11" office:value-type="string">
            <text:p text:style-name="P58" loext:marker-style-name="T33"><text:span text:style-name="T33">Введ?ть слово яке зак?нчується на , ~ або *</text:span></text:p>
            <text:p text:style-name="P58" loext:marker-style-name="T33"><text:span text:style-name="T33">оу</text:span></text:p>
            <text:p text:style-name="P58"><text:span text:style-name="T33">К?льк?сть ма: 0</text:span></text:p>
          </table:table-cell>
          <table:table-cell table:style-name="Таблиця5.D11" office:value-type="string">
            <text:p text:style-name="P58" loext:marker-style-name="T15"><text:span text:style-name="T31">passed</text:span></text:p>
          </table:table-cell>
        </table:table-row>
      </table:table>
      <text:p text:style-name="P41" loext:marker-style-name="T19"/>
      <text:p text:style-name="P29"><text:span text:style-name="T11"/></text:p>
      <text:p text:style-name="P35"><text:soft-page-break/>Задача 7.2:<text:line-break/><text:span text:style-name="T44">Вхід: масив з 15 натуральних чисел.</text:span></text:p>
      <text:p text:style-name="P37">Вихід: сума та різниця найбільшого і найменшого елементів масиву.</text:p>
      <text:p text:style-name="P35"><text:span text:style-name="T44"/></text:p>
      <text:p text:style-name="P36">Лістинг <text:span text:style-name="T39">7</text:span>.<text:span text:style-name="T39">2</text:span></text:p>
      <text:p text:style-name="P46">#include &lt;stdio.h&gt;</text:p>
      <text:p text:style-name="P46">#include &lt;stdlib.h&gt;</text:p>
      <text:p text:style-name="P46">#include &lt;locale.h&gt;</text:p>
      <text:p text:style-name="P46">int main() {</text:p>
      <text:p text:style-name="P46"><text:s text:c="4"/>char *locale = setlocale(LC_ALL, "");</text:p>
      <text:p text:style-name="P46"><text:s text:c="4"/>int numbers[15];</text:p>
      <text:p text:style-name="P46"><text:s text:c="4"/>int max, min, rizn, sum;</text:p>
      <text:p text:style-name="P46"><text:s text:c="4"/>printf("Введіть 15 натуральних чисел:\n");</text:p>
      <text:p text:style-name="P46"><text:s text:c="4"/>for (int i = 0; i &lt; 15; i++) {</text:p>
      <text:p text:style-name="P46"><text:s text:c="8"/>printf("Число %d: ", i + 1);</text:p>
      <text:p text:style-name="P46"><text:s text:c="8"/>scanf("%d", &amp;numbers[i]);</text:p>
      <text:p text:style-name="P46"><text:s text:c="4"/>}</text:p>
      <text:p text:style-name="P46"><text:s text:c="4"/>max = numbers[0];</text:p>
      <text:p text:style-name="P46"><text:s text:c="4"/>min = numbers[0];</text:p>
      <text:p text:style-name="P46"><text:s text:c="4"/>for (int i = 1; i &lt; 15; i++) {</text:p>
      <text:p text:style-name="P46"><text:s text:c="8"/>if (numbers[i] &gt; max) {</text:p>
      <text:p text:style-name="P45"><text:span text:style-name="T9"><text:s text:c="12"/>max = numbers[i];</text:span></text:p>
      <text:p text:style-name="P46"><text:s text:c="8"/>}</text:p>
      <text:p text:style-name="P46"><text:s text:c="8"/>if (numbers[i] &lt; min) {</text:p>
      <text:p text:style-name="P46"><text:s text:c="12"/>min = numbers[i];</text:p>
      <text:p text:style-name="P46"><text:s text:c="8"/>}</text:p>
      <text:p text:style-name="P46"><text:s text:c="4"/>}</text:p>
      <text:p text:style-name="P46"><text:s text:c="4"/>rizn = max - min;</text:p>
      <text:p text:style-name="P46"><text:s text:c="4"/>sum = max + min;</text:p>
      <text:p text:style-name="P46"><text:s text:c="4"/>printf("Сума найбільшого і найменшого числа: %d\n", sum);</text:p>
      <text:p text:style-name="P46"><text:s text:c="4"/>printf("Різниця між найбільшим та найменшим числом: %d\n", rizn);</text:p>
      <text:p text:style-name="P46"><text:s text:c="4"/>return 0;</text:p>
      <text:p text:style-name="P46">}</text:p>
      <text:p text:style-name="P16"><draw:frame draw:style-name="fr1" draw:name="Рамка1" text:anchor-type="paragraph" svg:y="0cm" svg:width="10.483cm" draw:z-index="12" loext:may-break-between-pages="true"><draw:text-box fo:min-height="0.041cm"><table:table table:name="Таблиця1" table:style-name="Таблиця1"><table:table-column table:style-name="Таблиця1.A"/><table:table-column table:style-name="Таблиця1.B"/><table:table-row table:style-name="Таблиця1.1"><table:table-cell table:style-name="Таблиця1.A1" office:value-type="string"><text:p text:style-name="P48" loext:marker-style-name="T36"><text:span text:style-name="Шрифт_20_абзацу_20_за_20_замовчуванням"><text:span text:style-name="T35">Назва </text:span></text:span><text:span text:style-name="T36">тестового набору</text:span></text:p><text:p text:style-name="P55">Test Suite Description</text:p></table:table-cell><table:table-cell table:style-name="Таблиця1.A1" office:value-type="string"><text:p text:style-name="P49" loext:marker-style-name="T15"><text:span text:style-name="T47">TS_lab7_2</text:span></text:p></table:table-cell></table:table-row><table:table-row table:style-name="Таблиця1.1"><table:table-cell table:style-name="Таблиця1.A1" office:value-type="string"><text:p text:style-name="P51" loext:marker-style-name="T36"><text:span text:style-name="T36">Назва проекта / ПЗ</text:span></text:p><text:p text:style-name="P56">Name of Project / Software</text:p></table:table-cell><table:table-cell table:style-name="Таблиця1.A1" office:value-type="string"><text:p text:style-name="P52" loext:marker-style-name="T15"><text:span text:style-name="T47">Gonchar-task_7_2</text:span></text:p></table:table-cell></table:table-row><table:table-row table:style-name="Таблиця1.1"><table:table-cell table:style-name="Таблиця1.A1" office:value-type="string"><text:p text:style-name="P51" loext:marker-style-name="T36"><text:span text:style-name="T36">Рівень тестування</text:span></text:p><text:p text:style-name="P56">Level of Testing</text:p></table:table-cell><table:table-cell table:style-name="Таблиця1.A1" office:value-type="string"><text:p text:style-name="P53"><text:span text:style-name="T48">системний</text:span><text:span text:style-name="T47"> <text:s/>/ <text:s/></text:span><text:span text:style-name="T49">System Testing</text:span></text:p></table:table-cell></table:table-row><table:table-row table:style-name="Таблиця1.1"><table:table-cell table:style-name="Таблиця1.A1" office:value-type="string"><text:p text:style-name="P51" loext:marker-style-name="T43"><text:span text:style-name="T36">Автор тест-сьюта </text:span></text:p><text:p text:style-name="P56">Test Suite Author</text:p></table:table-cell><table:table-cell table:style-name="Таблиця1.A1" office:value-type="string"><text:p text:style-name="P52" loext:marker-style-name="T15"><text:span text:style-name="T47">Гончар Артем</text:span><text:span text:style-name="T48">ій</text:span></text:p></table:table-cell></table:table-row><table:table-row table:style-name="Таблиця1.1"><table:table-cell table:style-name="Таблиця1.A1" office:value-type="string"><text:p text:style-name="P51" loext:marker-style-name="T36"><text:span text:style-name="T36">Виконавець </text:span></text:p><text:p text:style-name="P56">Implementer</text:p></table:table-cell><table:table-cell table:style-name="Таблиця1.A1" office:value-type="string"><text:p text:style-name="P57">Гончар Артемій</text:p></table:table-cell></table:table-row></table:table></draw:text-box></draw:frame><text:soft-page-break/><text:line-break loext:clear="all"/>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row table:style-name="Таблиця3.1">
          <table:table-cell table:style-name="Таблиця3.A1" office:value-type="string">
            <text:p text:style-name="P14"><text:span text:style-name="T19">Ід-р тест-кейса / </text:span><text:span text:style-name="T40">Test Case ID</text:span></text:p>
          </table:table-cell>
          <table:table-cell table:style-name="Таблиця3.A1" office:value-type="string">
            <text:p text:style-name="P14" loext:marker-style-name="T42"><text:span text:style-name="T19">Дії (кроки) </text:span><text:span text:style-name="T42">/ </text:span></text:p>
            <text:p text:style-name="P14" loext:marker-style-name="T40"><text:span text:style-name="T40">Action </text:span></text:p>
            <text:p text:style-name="P14"><text:span text:style-name="T40">(Test Step</text:span><text:span text:style-name="T41">s</text:span><text:span text:style-name="T40">)</text:span></text:p>
          </table:table-cell>
          <table:table-cell table:style-name="Таблиця3.A1" office:value-type="string">
            <text:p text:style-name="P14" loext:marker-style-name="T19"><text:span text:style-name="T19">Очікуваний </text:span></text:p>
            <text:p text:style-name="P14" loext:marker-style-name="T29"><text:span text:style-name="T29">результат / </text:span></text:p>
            <text:p text:style-name="P54">Expected Result</text:p>
          </table:table-cell>
          <table:table-cell table:style-name="Таблиця3.A1" office:value-type="string">
            <text:p text:style-name="P15" loext:marker-style-name="T42"><text:span text:style-name="T19">Результат тестування </text:span><text:span text:style-name="T30">(пройшов/не вдалося/ заблокований) /</text:span><text:span text:style-name="T42"> </text:span></text:p>
            <text:p text:style-name="P15"><text:span text:style-name="T40">Test Result<text:line-break/></text:span><text:span text:style-name="T43">(passed/failed/ blocked)</text:span></text:p>
          </table:table-cell>
        </table:table-row>
        <table:table-row table:style-name="Таблиця3.2">
          <table:table-cell table:style-name="Таблиця3.A2" office:value-type="string">
            <text:p text:style-name="P40">ТС-1</text:p>
          </table:table-cell>
          <table:table-cell table:style-name="Таблиця3.B2" office:value-type="string">
            <text:list text:style-name="WWNum1a">
              <text:list-item>
                <text:p text:style-name="P2" loext:marker-style-name="T19"><text:span text:style-name="T19">Введення </text:span><text:span text:style-name="T31">1</text:span></text:p>
              </text:list-item>
              <text:list-item>
                <text:p text:style-name="P2" loext:marker-style-name="T31"><text:span text:style-name="T19">Введення</text:span><text:span text:style-name="T31"> 5</text:span></text:p>
              </text:list-item>
              <text:list-item>
                <text:p text:style-name="P2" loext:marker-style-name="T31"><text:span text:style-name="T19">Введення</text:span><text:span text:style-name="T31"> 1 </text:span></text:p>
              </text:list-item>
              <text:list-item>
                <text:p text:style-name="P2" loext:marker-style-name="T31"><text:span text:style-name="T19">Введення</text:span><text:span text:style-name="T31"> 2</text:span></text:p>
              </text:list-item>
              <text:list-item>
                <text:p text:style-name="P2" loext:marker-style-name="T31"><text:span text:style-name="T19">Введення</text:span><text:span text:style-name="T31"> 5</text:span></text:p>
              </text:list-item>
              <text:list-item>
                <text:p text:style-name="P2" loext:marker-style-name="T31"><text:span text:style-name="T19">Введення</text:span><text:span text:style-name="T31"> 10</text:span></text:p>
              </text:list-item>
              <text:list-item>
                <text:p text:style-name="P2" loext:marker-style-name="T31"><text:span text:style-name="T19">Введення -10</text:span></text:p>
              </text:list-item>
              <text:list-item>
                <text:p text:style-name="P2" loext:marker-style-name="T31"><text:span text:style-name="T19">Введення 2</text:span></text:p>
              </text:list-item>
              <text:list-item>
                <text:p text:style-name="P2" loext:marker-style-name="T31"><text:span text:style-name="T19">Введення</text:span><text:span text:style-name="T31"> 3</text:span></text:p>
              </text:list-item>
              <text:list-item>
                <text:p text:style-name="P2" loext:marker-style-name="T31"><text:span text:style-name="T19">Введення</text:span><text:span text:style-name="T31"> 5</text:span></text:p>
              </text:list-item>
              <text:list-item>
                <text:p text:style-name="P2" loext:marker-style-name="T31"><text:span text:style-name="T19">Введення</text:span><text:span text:style-name="T31"> 1</text:span></text:p>
              </text:list-item>
              <text:list-item>
                <text:p text:style-name="P2" loext:marker-style-name="T31"><text:span text:style-name="T19">Введення</text:span><text:span text:style-name="T31"> 2</text:span></text:p>
              </text:list-item>
              <text:list-item>
                <text:p text:style-name="P2" loext:marker-style-name="T31"><text:span text:style-name="T19">Введення</text:span><text:span text:style-name="T31"> 45</text:span></text:p>
              </text:list-item>
              <text:list-item>
                <text:p text:style-name="P2" loext:marker-style-name="T31"><text:span text:style-name="T19">Введення</text:span><text:span text:style-name="T31"> 1</text:span></text:p>
              </text:list-item>
              <text:list-item>
                <text:p text:style-name="P2"><text:span text:style-name="T19">Введення</text:span><text:span text:style-name="T31"> 2</text:span></text:p>
              </text:list-item>
            </text:list>
          </table:table-cell>
          <table:table-cell table:style-name="Таблиця3.C2" office:value-type="string">
            <text:p text:style-name="P3" loext:marker-style-name="T33"><text:span text:style-name="T33">Введ?ть 15 натуральних чисел:</text:span></text:p>
            <text:p text:style-name="P3" loext:marker-style-name="T33"><text:span text:style-name="T33">Число 1: 1</text:span></text:p>
            <text:p text:style-name="P3" loext:marker-style-name="T33"><text:span text:style-name="T33">Число 2: 5</text:span></text:p>
            <text:p text:style-name="P3" loext:marker-style-name="T33"><text:span text:style-name="T33">Число 3: 1</text:span></text:p>
            <text:p text:style-name="P3" loext:marker-style-name="T33"><text:span text:style-name="T33">Число 4: 2</text:span></text:p>
            <text:p text:style-name="P3" loext:marker-style-name="T33"><text:span text:style-name="T33">Число 5: 5</text:span></text:p>
            <text:p text:style-name="P3" loext:marker-style-name="T33"><text:span text:style-name="T33">Число 6: 10</text:span></text:p>
            <text:p text:style-name="P3" loext:marker-style-name="T33"><text:span text:style-name="T33">Число 7: -10</text:span></text:p>
            <text:p text:style-name="P3" loext:marker-style-name="T33"><text:span text:style-name="T33">Число 8: 2</text:span></text:p>
            <text:p text:style-name="P3" loext:marker-style-name="T33"><text:span text:style-name="T33">Число 9: 3</text:span></text:p>
            <text:p text:style-name="P3" loext:marker-style-name="T33"><text:span text:style-name="T33">Число 10: 5</text:span></text:p>
            <text:p text:style-name="P3" loext:marker-style-name="T33"><text:span text:style-name="T33">Число 11: 1</text:span></text:p>
            <text:p text:style-name="P3" loext:marker-style-name="T33"><text:span text:style-name="T33">Число 12: 2</text:span></text:p>
            <text:p text:style-name="P3" loext:marker-style-name="T33"><text:span text:style-name="T33">Число 13: 45</text:span></text:p>
            <text:p text:style-name="P3" loext:marker-style-name="T33"><text:span text:style-name="T33">Число 14: 1</text:span></text:p>
            <text:p text:style-name="P3" loext:marker-style-name="T33"><text:span text:style-name="T33">Число 15: 2</text:span></text:p>
            <text:p text:style-name="P3" loext:marker-style-name="T33"><text:span text:style-name="T33">Сума найб?льшого ? найменшого числа: 35</text:span></text:p>
            <text:p text:style-name="P3" loext:marker-style-name="T50"><text:span text:style-name="T33">Р?зниця м?ж найб?льшим та найменшим числом: 55</text:span></text:p>
          </table:table-cell>
          <table:table-cell table:style-name="Таблиця3.D2" office:value-type="string">
            <text:p text:style-name="P3" loext:marker-style-name="T15"><text:span text:style-name="T31">passed</text:span></text:p>
          </table:table-cell>
        </table:table-row>
        <table:table-row table:style-name="Таблиця3.2">
          <table:table-cell table:style-name="Таблиця3.A3" office:value-type="string">
            <text:p text:style-name="P58"><text:span text:style-name="T19">ТС-</text:span><text:span text:style-name="T31">2</text:span></text:p>
          </table:table-cell>
          <table:table-cell table:style-name="Таблиця3.B3" office:value-type="string">
            <text:list text:style-name="WWNum2a">
              <text:list-item>
                <text:p text:style-name="P4" loext:marker-style-name="T19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 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 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  <text:list-item>
                <text:p text:style-name="P4" loext:marker-style-name="T33"><text:soft-page-break/><text:span text:style-name="T19">Введення</text:span><text:span text:style-name="T31"> 0</text:span></text:p>
              </text:list-item>
              <text:list-item>
                <text:p text:style-name="P4" loext:marker-style-name="T33"><text:span text:style-name="T19">Введення</text:span><text:span text:style-name="T31"> 0</text:span></text:p>
              </text:list-item>
            </text:list>
            <text:p text:style-name="P38" loext:marker-style-name="T31"/>
          </table:table-cell>
          <table:table-cell table:style-name="Таблиця3.C3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0</text:span></text:p>
            <text:p text:style-name="P58" loext:marker-style-name="T33"><text:span text:style-name="T33">Число 2: 0</text:span></text:p>
            <text:p text:style-name="P58" loext:marker-style-name="T33"><text:span text:style-name="T33">Число 3: 0</text:span></text:p>
            <text:p text:style-name="P58" loext:marker-style-name="T33"><text:span text:style-name="T33">Число 4: 0</text:span></text:p>
            <text:p text:style-name="P58" loext:marker-style-name="T33"><text:span text:style-name="T33">Число 5: 0</text:span></text:p>
            <text:p text:style-name="P58" loext:marker-style-name="T33"><text:span text:style-name="T33">Число 6: 0</text:span></text:p>
            <text:p text:style-name="P58" loext:marker-style-name="T33"><text:span text:style-name="T33">Число 7: 0</text:span></text:p>
            <text:p text:style-name="P58" loext:marker-style-name="T33"><text:span text:style-name="T33">Число 8: 0</text:span></text:p>
            <text:p text:style-name="P58" loext:marker-style-name="T33"><text:span text:style-name="T33">Число 9: 0</text:span></text:p>
            <text:p text:style-name="P58" loext:marker-style-name="T33"><text:span text:style-name="T33">Число 10: 0</text:span></text:p>
            <text:p text:style-name="P58" loext:marker-style-name="T33"><text:span text:style-name="T33">Число 11: 0</text:span></text:p>
            <text:p text:style-name="P58" loext:marker-style-name="T33"><text:span text:style-name="T33">Число 12: 0</text:span></text:p>
            <text:p text:style-name="P58" loext:marker-style-name="T33"><text:span text:style-name="T33">Число 13: 0</text:span></text:p>
            <text:p text:style-name="P58" loext:marker-style-name="T33"><text:soft-page-break/><text:span text:style-name="T33">Число 14: 0</text:span></text:p>
            <text:p text:style-name="P58" loext:marker-style-name="T33"><text:span text:style-name="T33">Число 15: 0</text:span></text:p>
            <text:p text:style-name="P58" loext:marker-style-name="T33"><text:span text:style-name="T33">Сума найб?льшого ? найменшого числа: 0</text:span></text:p>
            <text:p text:style-name="P58" loext:marker-style-name="T50"><text:span text:style-name="T33">Р?зниця м?ж найб?льшим та найменшим числом: 0</text:span></text:p>
          </table:table-cell>
          <table:table-cell table:style-name="Таблиця3.D3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4" office:value-type="string">
            <text:p text:style-name="P41">ТС-3</text:p>
          </table:table-cell>
          <table:table-cell table:style-name="Таблиця3.B4" office:value-type="string">
            <text:list text:style-name="WWNum3a">
              <text:list-item>
                <text:p text:style-name="P5" loext:marker-style-name="T19"><text:span text:style-name="T19">Введення</text:span><text:span text:style-name="T31"> 100</text:span></text:p>
              </text:list-item>
              <text:list-item>
                <text:p text:style-name="P5" loext:marker-style-name="T31"><text:span text:style-name="T19">Введення</text:span><text:span text:style-name="T31"> -121</text:span></text:p>
              </text:list-item>
              <text:list-item>
                <text:p text:style-name="P5" loext:marker-style-name="T31"><text:span text:style-name="T19">Введення</text:span><text:span text:style-name="T31"> 1</text:span></text:p>
              </text:list-item>
              <text:list-item>
                <text:p text:style-name="P5" loext:marker-style-name="T31"><text:span text:style-name="T19">Введення</text:span><text:span text:style-name="T31"> 5</text:span></text:p>
              </text:list-item>
              <text:list-item>
                <text:p text:style-name="P5" loext:marker-style-name="T31"><text:span text:style-name="T19">Введення</text:span><text:span text:style-name="T31"> 293</text:span></text:p>
              </text:list-item>
              <text:list-item>
                <text:p text:style-name="P5" loext:marker-style-name="T31"><text:span text:style-name="T19">Введення</text:span><text:span text:style-name="T31"> 18</text:span></text:p>
              </text:list-item>
              <text:list-item>
                <text:p text:style-name="P5" loext:marker-style-name="T31"><text:span text:style-name="T19">Введення</text:span><text:span text:style-name="T31"> 59</text:span></text:p>
              </text:list-item>
              <text:list-item>
                <text:p text:style-name="P5" loext:marker-style-name="T31"><text:span text:style-name="T19">Введення</text:span><text:span text:style-name="T31"> 28</text:span></text:p>
              </text:list-item>
              <text:list-item>
                <text:p text:style-name="P5" loext:marker-style-name="T31"><text:span text:style-name="T19">Введення</text:span><text:span text:style-name="T31"> 3</text:span></text:p>
              </text:list-item>
              <text:list-item>
                <text:p text:style-name="P5" loext:marker-style-name="T31"><text:span text:style-name="T19">Введення</text:span><text:span text:style-name="T31"> 1</text:span></text:p>
              </text:list-item>
              <text:list-item>
                <text:p text:style-name="P5" loext:marker-style-name="T31"><text:span text:style-name="T19">Введення</text:span><text:span text:style-name="T31"> 6</text:span></text:p>
              </text:list-item>
              <text:list-item>
                <text:p text:style-name="P5" loext:marker-style-name="T31"><text:span text:style-name="T19">Введення 1</text:span></text:p>
              </text:list-item>
              <text:list-item>
                <text:p text:style-name="P5" loext:marker-style-name="T31"><text:span text:style-name="T19">Введення</text:span><text:span text:style-name="T31"> 1</text:span></text:p>
              </text:list-item>
              <text:list-item>
                <text:p text:style-name="P5" loext:marker-style-name="T31"><text:span text:style-name="T19">Введення</text:span><text:span text:style-name="T31"> 1</text:span></text:p>
              </text:list-item>
              <text:list-item>
                <text:p text:style-name="P5"><text:span text:style-name="T19">Введення</text:span><text:span text:style-name="T31"> 1</text:span></text:p>
              </text:list-item>
            </text:list>
          </table:table-cell>
          <table:table-cell table:style-name="Таблиця3.C4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100</text:span></text:p>
            <text:p text:style-name="P58" loext:marker-style-name="T33"><text:span text:style-name="T33">Число 2: -121</text:span></text:p>
            <text:p text:style-name="P58" loext:marker-style-name="T33"><text:span text:style-name="T33">Число 3: 1</text:span></text:p>
            <text:p text:style-name="P58" loext:marker-style-name="T33"><text:span text:style-name="T33">Число 4: 5</text:span></text:p>
            <text:p text:style-name="P58" loext:marker-style-name="T33"><text:span text:style-name="T33">Число 5: 293</text:span></text:p>
            <text:p text:style-name="P58" loext:marker-style-name="T33"><text:span text:style-name="T33">Число 6: 18</text:span></text:p>
            <text:p text:style-name="P58" loext:marker-style-name="T33"><text:span text:style-name="T33">Число 7: 59</text:span></text:p>
            <text:p text:style-name="P58" loext:marker-style-name="T33"><text:span text:style-name="T33">Число 8: 28</text:span></text:p>
            <text:p text:style-name="P58" loext:marker-style-name="T33"><text:span text:style-name="T33">Число 9: 3</text:span></text:p>
            <text:p text:style-name="P58" loext:marker-style-name="T33"><text:span text:style-name="T33">Число 10: 1</text:span></text:p>
            <text:p text:style-name="P58" loext:marker-style-name="T33"><text:span text:style-name="T33">Число 11: 6</text:span></text:p>
            <text:p text:style-name="P58" loext:marker-style-name="T33"><text:span text:style-name="T33">Число 12: 1</text:span></text:p>
            <text:p text:style-name="P58" loext:marker-style-name="T33"><text:span text:style-name="T33">Число 13: 1</text:span></text:p>
            <text:p text:style-name="P58" loext:marker-style-name="T33"><text:span text:style-name="T33">Число 14: 1</text:span></text:p>
            <text:p text:style-name="P58" loext:marker-style-name="T33"><text:span text:style-name="T33">Число 15: 1</text:span></text:p>
            <text:p text:style-name="P58" loext:marker-style-name="T33"><text:span text:style-name="T33">Сума найб?льшого ? найменшого числа: 172</text:span></text:p>
            <text:p text:style-name="P58" loext:marker-style-name="T50"><text:span text:style-name="T33">Р?зниця м?ж найб?льшим та найменшим числом: 414</text:span></text:p>
          </table:table-cell>
          <table:table-cell table:style-name="Таблиця3.D4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5" office:value-type="string">
            <text:p text:style-name="P58"><text:span text:style-name="T19">ТС-</text:span><text:span text:style-name="T31">4</text:span></text:p>
          </table:table-cell>
          <table:table-cell table:style-name="Таблиця3.B5" office:value-type="string">
            <text:list text:style-name="WWNum4a">
              <text:list-item>
                <text:p text:style-name="P6" loext:marker-style-name="T31"><text:span text:style-name="T19">Введення</text:span><text:span text:style-name="T31"> 12391</text:span></text:p>
              </text:list-item>
              <text:list-item>
                <text:p text:style-name="P6" loext:marker-style-name="T31"><text:span text:style-name="T19">Введення</text:span><text:span text:style-name="T31"> -12391</text:span></text:p>
              </text:list-item>
              <text:list-item>
                <text:p text:style-name="P6" loext:marker-style-name="T31"><text:span text:style-name="T19">Введення</text:span><text:span text:style-name="T31"> 0</text:span></text:p>
              </text:list-item>
              <text:list-item>
                <text:p text:style-name="P6" loext:marker-style-name="T31"><text:span text:style-name="T19">Введення</text:span><text:span text:style-name="T31"> 12</text:span></text:p>
              </text:list-item>
              <text:list-item>
                <text:p text:style-name="P6" loext:marker-style-name="T31"><text:span text:style-name="T19">Введення</text:span><text:span text:style-name="T31"> 3</text:span></text:p>
              </text:list-item>
              <text:list-item>
                <text:p text:style-name="P6" loext:marker-style-name="T31"><text:span text:style-name="T19">Введення</text:span><text:span text:style-name="T31"> 0</text:span></text:p>
              </text:list-item>
              <text:list-item>
                <text:p text:style-name="P6" loext:marker-style-name="T31"><text:span text:style-name="T19">Введення</text:span><text:span text:style-name="T31"> 5</text:span></text:p>
              </text:list-item>
              <text:list-item>
                <text:p text:style-name="P6" loext:marker-style-name="T31"><text:span text:style-name="T19">Введення</text:span><text:span text:style-name="T31"> 12</text:span></text:p>
              </text:list-item>
              <text:list-item>
                <text:p text:style-name="P6" loext:marker-style-name="T31"><text:span text:style-name="T19">Введення</text:span><text:span text:style-name="T31"> 1</text:span></text:p>
              </text:list-item>
              <text:list-item>
                <text:p text:style-name="P6" loext:marker-style-name="T31"><text:span text:style-name="T19">Введення</text:span><text:span text:style-name="T31"> 512</text:span></text:p>
              </text:list-item>
              <text:list-item>
                <text:p text:style-name="P6" loext:marker-style-name="T31"><text:span text:style-name="T19">Введення</text:span><text:span text:style-name="T31"> 2</text:span></text:p>
              </text:list-item>
              <text:list-item>
                <text:p text:style-name="P6" loext:marker-style-name="T31"><text:span text:style-name="T19">Введення</text:span><text:span text:style-name="T31"> 5</text:span></text:p>
              </text:list-item>
              <text:list-item>
                <text:p text:style-name="P6" loext:marker-style-name="T31"><text:span text:style-name="T19">Введення</text:span><text:span text:style-name="T31"> 1</text:span></text:p>
              </text:list-item>
              <text:list-item>
                <text:p text:style-name="P6" loext:marker-style-name="T31"><text:span text:style-name="T19">Введення</text:span><text:span text:style-name="T31"> 5</text:span></text:p>
              </text:list-item>
              <text:list-item>
                <text:p text:style-name="P6"><text:span text:style-name="T19">Введення</text:span><text:span text:style-name="T31"> 2</text:span></text:p>
              </text:list-item>
            </text:list>
          </table:table-cell>
          <table:table-cell table:style-name="Таблиця3.C5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12391</text:span></text:p>
            <text:p text:style-name="P58" loext:marker-style-name="T33"><text:span text:style-name="T33">Число 2: -12391</text:span></text:p>
            <text:p text:style-name="P58" loext:marker-style-name="T33"><text:span text:style-name="T33">Число 3: 0</text:span></text:p>
            <text:p text:style-name="P58" loext:marker-style-name="T33"><text:span text:style-name="T33">Число 4: 12</text:span></text:p>
            <text:p text:style-name="P58" loext:marker-style-name="T33"><text:span text:style-name="T33">Число 5: 3</text:span></text:p>
            <text:p text:style-name="P58" loext:marker-style-name="T33"><text:span text:style-name="T33">Число 6: 0</text:span></text:p>
            <text:p text:style-name="P58" loext:marker-style-name="T33"><text:span text:style-name="T33">Число 7: 5</text:span></text:p>
            <text:p text:style-name="P58" loext:marker-style-name="T33"><text:span text:style-name="T33">Число 8: 12</text:span></text:p>
            <text:p text:style-name="P58" loext:marker-style-name="T33"><text:span text:style-name="T33">Число 9: 1</text:span></text:p>
            <text:p text:style-name="P58" loext:marker-style-name="T33"><text:span text:style-name="T33">Число 10: 512</text:span></text:p>
            <text:p text:style-name="P58" loext:marker-style-name="T33"><text:span text:style-name="T33">Число 11: 2</text:span></text:p>
            <text:p text:style-name="P58" loext:marker-style-name="T33"><text:span text:style-name="T33">Число 12: 5</text:span></text:p>
            <text:p text:style-name="P58" loext:marker-style-name="T33"><text:span text:style-name="T33">Число 13: 1</text:span></text:p>
            <text:p text:style-name="P58" loext:marker-style-name="T33"><text:span text:style-name="T33">Число 14: 5</text:span></text:p>
            <text:p text:style-name="P58" loext:marker-style-name="T33"><text:span text:style-name="T33">Число 15: 2</text:span></text:p>
            <text:p text:style-name="P58" loext:marker-style-name="T33"><text:span text:style-name="T33">Сума найб?льшого ? найменшого числа: 0</text:span></text:p>
            <text:p text:style-name="P58" loext:marker-style-name="T50"><text:span text:style-name="T33">Р?зниця м?ж найб?льшим та найменшим числом: 24782</text:span></text:p>
          </table:table-cell>
          <table:table-cell table:style-name="Таблиця3.D5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6" office:value-type="string">
            <text:p text:style-name="P58"><text:span text:style-name="T19">ТС-</text:span><text:span text:style-name="T31">5</text:span></text:p>
          </table:table-cell>
          <table:table-cell table:style-name="Таблиця3.B6" office:value-type="string">
            <text:list text:style-name="WWNum5a">
              <text:list-item>
                <text:p text:style-name="P7" loext:marker-style-name="T31"><text:span text:style-name="T19">Введення</text:span><text:span text:style-name="T31"> 0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oft-page-break/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 loext:marker-style-name="T33"><text:span text:style-name="T19">Введення</text:span><text:span text:style-name="T31"> 1</text:span></text:p>
              </text:list-item>
              <text:list-item>
                <text:p text:style-name="P7"><text:span text:style-name="T19">Введення</text:span><text:span text:style-name="T31"> 1</text:span></text:p>
              </text:list-item>
            </text:list>
          </table:table-cell>
          <table:table-cell table:style-name="Таблиця3.C6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0</text:span></text:p>
            <text:p text:style-name="P58" loext:marker-style-name="T33"><text:span text:style-name="T33">Число 2: 1</text:span></text:p>
            <text:p text:style-name="P58" loext:marker-style-name="T33"><text:span text:style-name="T33">Число 3: 1</text:span></text:p>
            <text:p text:style-name="P58" loext:marker-style-name="T33"><text:span text:style-name="T33">Число 4: 1</text:span></text:p>
            <text:p text:style-name="P58" loext:marker-style-name="T33"><text:span text:style-name="T33">Число 5: 1</text:span></text:p>
            <text:p text:style-name="P58" loext:marker-style-name="T33"><text:span text:style-name="T33">Число 6: 11</text:span></text:p>
            <text:p text:style-name="P58" loext:marker-style-name="T33"><text:span text:style-name="T33">Число 7: 1</text:span></text:p>
            <text:p text:style-name="P58" loext:marker-style-name="T33"><text:span text:style-name="T33">Число 8:</text:span><text:span text:style-name="T31"> </text:span><text:span text:style-name="T33">1</text:span></text:p>
            <text:p text:style-name="P58" loext:marker-style-name="T33"><text:soft-page-break/><text:span text:style-name="T33">Число 9: 1</text:span></text:p>
            <text:p text:style-name="P58" loext:marker-style-name="T33"><text:span text:style-name="T33">Число 10: 1</text:span></text:p>
            <text:p text:style-name="P58" loext:marker-style-name="T33"><text:span text:style-name="T33">Число 11: 1</text:span></text:p>
            <text:p text:style-name="P58" loext:marker-style-name="T33"><text:span text:style-name="T33">Число 12: 1</text:span></text:p>
            <text:p text:style-name="P58" loext:marker-style-name="T33"><text:span text:style-name="T33">Число 13: 1</text:span></text:p>
            <text:p text:style-name="P58" loext:marker-style-name="T33"><text:span text:style-name="T33">Число 14: 1</text:span></text:p>
            <text:p text:style-name="P58" loext:marker-style-name="T33"><text:span text:style-name="T33">Число 15: 1</text:span></text:p>
            <text:p text:style-name="P58" loext:marker-style-name="T33"><text:span text:style-name="T33">Сума найб?льшого ? найменшого числа: 11</text:span></text:p>
            <text:p text:style-name="P58" loext:marker-style-name="T50"><text:span text:style-name="T33">Р?зниця м?ж найб?льшим та найменшим числом: 11</text:span></text:p>
          </table:table-cell>
          <table:table-cell table:style-name="Таблиця3.D6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7" office:value-type="string">
            <text:p text:style-name="P58"><text:span text:style-name="T19">ТС-</text:span><text:span text:style-name="T31">6</text:span></text:p>
          </table:table-cell>
          <table:table-cell table:style-name="Таблиця3.B7" office:value-type="string">
            <text:list text:style-name="WWNum6a">
              <text:list-item>
                <text:p text:style-name="P8" loext:marker-style-name="T31"><text:span text:style-name="T19">Введення</text:span><text:span text:style-name="T31"> 10</text:span></text:p>
              </text:list-item>
              <text:list-item>
                <text:p text:style-name="P8" loext:marker-style-name="T31"><text:span text:style-name="T19">Введення</text:span><text:span text:style-name="T31"> 10</text:span></text:p>
              </text:list-item>
              <text:list-item>
                <text:p text:style-name="P8" loext:marker-style-name="T31"><text:span text:style-name="T19">Введення</text:span><text:span text:style-name="T31"> 101</text:span></text:p>
              </text:list-item>
              <text:list-item>
                <text:p text:style-name="P8" loext:marker-style-name="T31"><text:span text:style-name="T19">Введення</text:span><text:span text:style-name="T31"> 10</text:span></text:p>
              </text:list-item>
              <text:list-item>
                <text:p text:style-name="P8" loext:marker-style-name="T31"><text:span text:style-name="T19">Введення</text:span><text:span text:style-name="T31"> 101</text:span></text:p>
              </text:list-item>
              <text:list-item>
                <text:p text:style-name="P8" loext:marker-style-name="T31"><text:span text:style-name="T19">Введення</text:span><text:span text:style-name="T31"> 12</text:span></text:p>
              </text:list-item>
              <text:list-item>
                <text:p text:style-name="P8" loext:marker-style-name="T31"><text:span text:style-name="T19">Введення</text:span><text:span text:style-name="T31"> 12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 loext:marker-style-name="T31"><text:span text:style-name="T19">Введення</text:span><text:span text:style-name="T31"> 1</text:span></text:p>
              </text:list-item>
              <text:list-item>
                <text:p text:style-name="P8"><text:span text:style-name="T19">Введення</text:span><text:span text:style-name="T31"> 1</text:span></text:p>
              </text:list-item>
            </text:list>
          </table:table-cell>
          <table:table-cell table:style-name="Таблиця3.C7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10</text:span></text:p>
            <text:p text:style-name="P58" loext:marker-style-name="T33"><text:span text:style-name="T33">Число 2: 10</text:span></text:p>
            <text:p text:style-name="P58" loext:marker-style-name="T33"><text:span text:style-name="T33">Число 3: 101</text:span></text:p>
            <text:p text:style-name="P58" loext:marker-style-name="T33"><text:span text:style-name="T33">Число 4: 10</text:span></text:p>
            <text:p text:style-name="P58" loext:marker-style-name="T33"><text:span text:style-name="T33">Число 5: 101</text:span></text:p>
            <text:p text:style-name="P58" loext:marker-style-name="T33"><text:span text:style-name="T33">Число 6: 12</text:span></text:p>
            <text:p text:style-name="P58" loext:marker-style-name="T33"><text:span text:style-name="T33">Число 7: 12</text:span></text:p>
            <text:p text:style-name="P58" loext:marker-style-name="T33"><text:span text:style-name="T33">Число 8: 1</text:span></text:p>
            <text:p text:style-name="P58" loext:marker-style-name="T33"><text:span text:style-name="T33">Число 9: 1</text:span></text:p>
            <text:p text:style-name="P58" loext:marker-style-name="T33"><text:span text:style-name="T33">Число 10: 1</text:span></text:p>
            <text:p text:style-name="P58" loext:marker-style-name="T33"><text:span text:style-name="T33">Число 11: 1</text:span></text:p>
            <text:p text:style-name="P58" loext:marker-style-name="T33"><text:span text:style-name="T33">Число 12: 1</text:span></text:p>
            <text:p text:style-name="P58" loext:marker-style-name="T33"><text:span text:style-name="T33">Число 13: 1</text:span></text:p>
            <text:p text:style-name="P58" loext:marker-style-name="T33"><text:span text:style-name="T33">Число 14: 1</text:span></text:p>
            <text:p text:style-name="P58" loext:marker-style-name="T33"><text:span text:style-name="T33">Число 15: 1</text:span></text:p>
            <text:p text:style-name="P58" loext:marker-style-name="T33"><text:span text:style-name="T33">Сума найб?льшого ? найменшого числа: 102</text:span></text:p>
            <text:p text:style-name="P58" loext:marker-style-name="T50"><text:span text:style-name="T33">Р?зниця м?ж найб?льшим та найменшим числом: 100</text:span></text:p>
          </table:table-cell>
          <table:table-cell table:style-name="Таблиця3.D7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8" office:value-type="string">
            <text:p text:style-name="P58"><text:span text:style-name="T19">ТС-</text:span><text:span text:style-name="T31">7</text:span></text:p>
          </table:table-cell>
          <table:table-cell table:style-name="Таблиця3.B8" office:value-type="string">
            <text:list text:style-name="WWNum7a">
              <text:list-item>
                <text:p text:style-name="P9" loext:marker-style-name="T19"><text:span text:style-name="T19">Введення</text:span><text:span text:style-name="T31"> -1</text:span></text:p>
              </text:list-item>
              <text:list-item>
                <text:p text:style-name="P9" loext:marker-style-name="T31"><text:span text:style-name="T19">Введення</text:span><text:span text:style-name="T31"> -1</text:span></text:p>
              </text:list-item>
              <text:list-item>
                <text:p text:style-name="P9" loext:marker-style-name="T31"><text:span text:style-name="T19">Введення</text:span><text:span text:style-name="T31"> -2</text:span></text:p>
              </text:list-item>
              <text:list-item>
                <text:p text:style-name="P9" loext:marker-style-name="T31"><text:span text:style-name="T19">Введення</text:span><text:span text:style-name="T31"> -3</text:span></text:p>
              </text:list-item>
              <text:list-item>
                <text:p text:style-name="P9" loext:marker-style-name="T31"><text:span text:style-name="T19">Введення</text:span><text:span text:style-name="T31"> -4</text:span></text:p>
              </text:list-item>
              <text:list-item>
                <text:p text:style-name="P9" loext:marker-style-name="T31"><text:span text:style-name="T19">Введення</text:span><text:span text:style-name="T31"> -5</text:span></text:p>
              </text:list-item>
              <text:list-item>
                <text:p text:style-name="P9" loext:marker-style-name="T31"><text:span text:style-name="T19">Введення</text:span><text:span text:style-name="T31"> -6</text:span></text:p>
              </text:list-item>
              <text:list-item>
                <text:p text:style-name="P9" loext:marker-style-name="T31"><text:span text:style-name="T19">Введення</text:span><text:span text:style-name="T31"> -7</text:span></text:p>
              </text:list-item>
              <text:list-item>
                <text:p text:style-name="P9" loext:marker-style-name="T31"><text:span text:style-name="T19">Введення</text:span><text:span text:style-name="T31"> -8</text:span></text:p>
              </text:list-item>
              <text:list-item>
                <text:p text:style-name="P9" loext:marker-style-name="T31"><text:span text:style-name="T19">Введення</text:span><text:span text:style-name="T31"> -1</text:span></text:p>
              </text:list-item>
              <text:list-item>
                <text:p text:style-name="P9" loext:marker-style-name="T31"><text:span text:style-name="T19">Введення</text:span><text:span text:style-name="T31"> -1 </text:span></text:p>
              </text:list-item>
              <text:list-item>
                <text:p text:style-name="P9" loext:marker-style-name="T31"><text:span text:style-name="T19">Введення</text:span><text:span text:style-name="T31"> -1</text:span></text:p>
              </text:list-item>
              <text:list-item>
                <text:p text:style-name="P9" loext:marker-style-name="T31"><text:span text:style-name="T19">Введення</text:span><text:span text:style-name="T31"> -1</text:span></text:p>
              </text:list-item>
              <text:list-item>
                <text:p text:style-name="P9" loext:marker-style-name="T31"><text:span text:style-name="T19">Введення</text:span><text:span text:style-name="T31"> -6</text:span></text:p>
              </text:list-item>
              <text:list-item>
                <text:p text:style-name="P9"><text:span text:style-name="T19">Введення</text:span><text:span text:style-name="T31"> -2</text:span></text:p>
              </text:list-item>
            </text:list>
          </table:table-cell>
          <table:table-cell table:style-name="Таблиця3.C8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-1</text:span></text:p>
            <text:p text:style-name="P58" loext:marker-style-name="T33"><text:span text:style-name="T33">Число 2: -1</text:span></text:p>
            <text:p text:style-name="P58" loext:marker-style-name="T33"><text:span text:style-name="T33">Число 3: -2</text:span></text:p>
            <text:p text:style-name="P58" loext:marker-style-name="T33"><text:span text:style-name="T33">Число 4: -3</text:span></text:p>
            <text:p text:style-name="P58" loext:marker-style-name="T33"><text:span text:style-name="T33">Число 5: -4</text:span></text:p>
            <text:p text:style-name="P58" loext:marker-style-name="T33"><text:span text:style-name="T33">Число 6: -5</text:span></text:p>
            <text:p text:style-name="P58" loext:marker-style-name="T33"><text:span text:style-name="T33">Число 7: -6</text:span></text:p>
            <text:p text:style-name="P58" loext:marker-style-name="T33"><text:span text:style-name="T33">Число 8: -7</text:span></text:p>
            <text:p text:style-name="P58" loext:marker-style-name="T33"><text:span text:style-name="T33">Число 9: -8</text:span></text:p>
            <text:p text:style-name="P58" loext:marker-style-name="T33"><text:span text:style-name="T33">Число 10: -1</text:span></text:p>
            <text:p text:style-name="P58" loext:marker-style-name="T33"><text:span text:style-name="T33">Число 11: -1</text:span></text:p>
            <text:p text:style-name="P58" loext:marker-style-name="T33"><text:span text:style-name="T33">Число 12: -1</text:span></text:p>
            <text:p text:style-name="P58" loext:marker-style-name="T33"><text:span text:style-name="T33">Число 13: -5</text:span></text:p>
            <text:p text:style-name="P58" loext:marker-style-name="T33"><text:span text:style-name="T33">Число 14: -6</text:span></text:p>
            <text:p text:style-name="P58" loext:marker-style-name="T33"><text:span text:style-name="T33">Число 15: -2</text:span></text:p>
            <text:p text:style-name="P58" loext:marker-style-name="T33"><text:span text:style-name="T33">Сума найб?льшого ? найменшого числа: -9</text:span></text:p>
            <text:p text:style-name="P58" loext:marker-style-name="T50"><text:span text:style-name="T33">Р?зниця м?ж найб?льшим та найменшим числом: 7</text:span></text:p>
          </table:table-cell>
          <table:table-cell table:style-name="Таблиця3.D8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9" office:value-type="string">
            <text:p text:style-name="P58"><text:span text:style-name="T19">ТС-</text:span><text:span text:style-name="T31">8</text:span></text:p>
          </table:table-cell>
          <table:table-cell table:style-name="Таблиця3.B9" office:value-type="string">
            <text:list text:style-name="WWNum8a">
              <text:list-item>
                <text:p text:style-name="P10" loext:marker-style-name="T19"><text:span text:style-name="T19">Введення</text:span><text:span text:style-name="T31"> 1</text:span></text:p>
              </text:list-item>
              <text:list-item>
                <text:p text:style-name="P10" loext:marker-style-name="T31"><text:span text:style-name="T19">Введення</text:span><text:span text:style-name="T31"> 2</text:span></text:p>
              </text:list-item>
              <text:list-item>
                <text:p text:style-name="P10" loext:marker-style-name="T31"><text:span text:style-name="T19">Введення</text:span><text:span text:style-name="T31"> 3</text:span></text:p>
              </text:list-item>
              <text:list-item>
                <text:p text:style-name="P10" loext:marker-style-name="T31"><text:span text:style-name="T19">Введення</text:span><text:span text:style-name="T31"> 4</text:span></text:p>
              </text:list-item>
              <text:list-item>
                <text:p text:style-name="P10" loext:marker-style-name="T31"><text:soft-page-break/><text:span text:style-name="T19">Введення</text:span><text:span text:style-name="T31"> 5</text:span></text:p>
              </text:list-item>
              <text:list-item>
                <text:p text:style-name="P10" loext:marker-style-name="T31"><text:span text:style-name="T19">Введення</text:span><text:span text:style-name="T31"> 6</text:span></text:p>
              </text:list-item>
              <text:list-item>
                <text:p text:style-name="P10" loext:marker-style-name="T31"><text:span text:style-name="T19">Введення</text:span><text:span text:style-name="T31"> 7 </text:span></text:p>
              </text:list-item>
              <text:list-item>
                <text:p text:style-name="P10" loext:marker-style-name="T31"><text:span text:style-name="T19">Введення</text:span><text:span text:style-name="T31"> 8 </text:span></text:p>
              </text:list-item>
              <text:list-item>
                <text:p text:style-name="P10" loext:marker-style-name="T31"><text:span text:style-name="T19">Введення</text:span><text:span text:style-name="T31"> 9 </text:span></text:p>
              </text:list-item>
              <text:list-item>
                <text:p text:style-name="P10" loext:marker-style-name="T31"><text:span text:style-name="T19">Введення</text:span><text:span text:style-name="T31"> 10</text:span></text:p>
              </text:list-item>
              <text:list-item>
                <text:p text:style-name="P10" loext:marker-style-name="T31"><text:span text:style-name="T19">Введення</text:span><text:span text:style-name="T31"> 11</text:span></text:p>
              </text:list-item>
              <text:list-item>
                <text:p text:style-name="P10" loext:marker-style-name="T31"><text:span text:style-name="T19">Введення</text:span><text:span text:style-name="T31"> 12 </text:span></text:p>
              </text:list-item>
              <text:list-item>
                <text:p text:style-name="P10" loext:marker-style-name="T31"><text:span text:style-name="T19">Введення 13 </text:span></text:p>
              </text:list-item>
              <text:list-item>
                <text:p text:style-name="P10" loext:marker-style-name="T31"><text:span text:style-name="T19">Введення</text:span><text:span text:style-name="T31"> 14 </text:span></text:p>
              </text:list-item>
              <text:list-item>
                <text:p text:style-name="P10"><text:span text:style-name="T19">Введення</text:span><text:span text:style-name="T31"> 15</text:span></text:p>
              </text:list-item>
            </text:list>
          </table:table-cell>
          <table:table-cell table:style-name="Таблиця3.C9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1</text:span></text:p>
            <text:p text:style-name="P58" loext:marker-style-name="T33"><text:span text:style-name="T33">Число 2: 2</text:span></text:p>
            <text:p text:style-name="P58" loext:marker-style-name="T33"><text:span text:style-name="T33">Число 3: 3</text:span></text:p>
            <text:p text:style-name="P58" loext:marker-style-name="T33"><text:soft-page-break/><text:span text:style-name="T33">Число 4: 4</text:span></text:p>
            <text:p text:style-name="P58" loext:marker-style-name="T33"><text:span text:style-name="T33">Число 5: 5</text:span></text:p>
            <text:p text:style-name="P58" loext:marker-style-name="T33"><text:span text:style-name="T33">Число 6: 6</text:span></text:p>
            <text:p text:style-name="P58" loext:marker-style-name="T33"><text:span text:style-name="T33">Число 7: 7</text:span></text:p>
            <text:p text:style-name="P58" loext:marker-style-name="T33"><text:span text:style-name="T33">Число 8: 8</text:span></text:p>
            <text:p text:style-name="P58" loext:marker-style-name="T33"><text:span text:style-name="T33">Число 9: 9</text:span></text:p>
            <text:p text:style-name="P58" loext:marker-style-name="T33"><text:span text:style-name="T33">Число 10: 10</text:span></text:p>
            <text:p text:style-name="P58" loext:marker-style-name="T33"><text:span text:style-name="T33">Число 11: 11</text:span></text:p>
            <text:p text:style-name="P58" loext:marker-style-name="T33"><text:span text:style-name="T33">Число 12: 12</text:span></text:p>
            <text:p text:style-name="P58" loext:marker-style-name="T33"><text:span text:style-name="T33">Число 13: 13</text:span></text:p>
            <text:p text:style-name="P58" loext:marker-style-name="T33"><text:span text:style-name="T33">Число 14: 14</text:span></text:p>
            <text:p text:style-name="P58" loext:marker-style-name="T33"><text:span text:style-name="T33">Число 15: 15</text:span></text:p>
            <text:p text:style-name="P58" loext:marker-style-name="T33"><text:span text:style-name="T33">Сума найб?льшого ? найменшого числа: 16</text:span></text:p>
            <text:p text:style-name="P58" loext:marker-style-name="T50"><text:span text:style-name="T33">Р?зниця м?ж найб?льшим та найменшим числом: 14</text:span></text:p>
          </table:table-cell>
          <table:table-cell table:style-name="Таблиця3.D9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10" office:value-type="string">
            <text:p text:style-name="P58"><text:span text:style-name="T19">ТС-</text:span><text:span text:style-name="T31">9</text:span></text:p>
          </table:table-cell>
          <table:table-cell table:style-name="Таблиця3.B10" office:value-type="string">
            <text:list text:style-name="WWNum9a">
              <text:list-item>
                <text:p text:style-name="P11" loext:marker-style-name="T19"><text:span text:style-name="T19">Введення</text:span><text:span text:style-name="T31"> -1</text:span></text:p>
              </text:list-item>
              <text:list-item>
                <text:p text:style-name="P11" loext:marker-style-name="T31"><text:span text:style-name="T19">Введення</text:span><text:span text:style-name="T31"> -2</text:span></text:p>
              </text:list-item>
              <text:list-item>
                <text:p text:style-name="P11" loext:marker-style-name="T31"><text:span text:style-name="T19">Введення</text:span><text:span text:style-name="T31"> -3</text:span></text:p>
              </text:list-item>
              <text:list-item>
                <text:p text:style-name="P11" loext:marker-style-name="T31"><text:span text:style-name="T19">Введення</text:span><text:span text:style-name="T31"> -4</text:span></text:p>
              </text:list-item>
              <text:list-item>
                <text:p text:style-name="P11" loext:marker-style-name="T31"><text:span text:style-name="T19">Введення</text:span><text:span text:style-name="T31"> -5</text:span></text:p>
              </text:list-item>
              <text:list-item>
                <text:p text:style-name="P11" loext:marker-style-name="T31"><text:span text:style-name="T19">Введення</text:span><text:span text:style-name="T31"> -6</text:span></text:p>
              </text:list-item>
              <text:list-item>
                <text:p text:style-name="P11" loext:marker-style-name="T31"><text:span text:style-name="T19">Введення</text:span><text:span text:style-name="T31"> -7</text:span></text:p>
              </text:list-item>
              <text:list-item>
                <text:p text:style-name="P11" loext:marker-style-name="T31"><text:span text:style-name="T19">Введення</text:span><text:span text:style-name="T31"> -8</text:span></text:p>
              </text:list-item>
              <text:list-item>
                <text:p text:style-name="P11" loext:marker-style-name="T31"><text:span text:style-name="T19">Введення</text:span><text:span text:style-name="T31"> -9</text:span></text:p>
              </text:list-item>
              <text:list-item>
                <text:p text:style-name="P11" loext:marker-style-name="T31"><text:span text:style-name="T19">Введення</text:span><text:span text:style-name="T31"> -10</text:span></text:p>
              </text:list-item>
              <text:list-item>
                <text:p text:style-name="P11" loext:marker-style-name="T31"><text:span text:style-name="T19">Введення</text:span><text:span text:style-name="T31"> -11</text:span></text:p>
              </text:list-item>
              <text:list-item>
                <text:p text:style-name="P11" loext:marker-style-name="T31"><text:span text:style-name="T19">Введення</text:span><text:span text:style-name="T31"> -12</text:span></text:p>
              </text:list-item>
              <text:list-item>
                <text:p text:style-name="P11" loext:marker-style-name="T31"><text:span text:style-name="T19">Введення</text:span><text:span text:style-name="T31"> -13</text:span></text:p>
              </text:list-item>
              <text:list-item>
                <text:p text:style-name="P11" loext:marker-style-name="T31"><text:span text:style-name="T19">Введення</text:span><text:span text:style-name="T31"> -14</text:span></text:p>
              </text:list-item>
              <text:list-item>
                <text:p text:style-name="P11"><text:span text:style-name="T19">Введення</text:span><text:span text:style-name="T31"> -15</text:span></text:p>
              </text:list-item>
            </text:list>
          </table:table-cell>
          <table:table-cell table:style-name="Таблиця3.C10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-1</text:span></text:p>
            <text:p text:style-name="P58" loext:marker-style-name="T33"><text:span text:style-name="T33">Число 2: -2</text:span></text:p>
            <text:p text:style-name="P58" loext:marker-style-name="T33"><text:span text:style-name="T33">Число 3: -3</text:span></text:p>
            <text:p text:style-name="P58" loext:marker-style-name="T33"><text:span text:style-name="T33">Число 4: -4</text:span></text:p>
            <text:p text:style-name="P58" loext:marker-style-name="T33"><text:span text:style-name="T33">Число 5: -5</text:span></text:p>
            <text:p text:style-name="P58" loext:marker-style-name="T33"><text:span text:style-name="T33">Число 6: -6</text:span></text:p>
            <text:p text:style-name="P58" loext:marker-style-name="T33"><text:span text:style-name="T33">Число 7: -7</text:span></text:p>
            <text:p text:style-name="P58" loext:marker-style-name="T33"><text:span text:style-name="T33">Число 8: -8</text:span></text:p>
            <text:p text:style-name="P58" loext:marker-style-name="T33"><text:span text:style-name="T33">Число 9: -9</text:span></text:p>
            <text:p text:style-name="P58" loext:marker-style-name="T33"><text:span text:style-name="T33">Число 10: -10</text:span></text:p>
            <text:p text:style-name="P58" loext:marker-style-name="T33"><text:span text:style-name="T33">Число 11: -11</text:span></text:p>
            <text:p text:style-name="P58" loext:marker-style-name="T33"><text:span text:style-name="T33">Число 12: -12</text:span></text:p>
            <text:p text:style-name="P58" loext:marker-style-name="T33"><text:span text:style-name="T33">Число 13: -13</text:span></text:p>
            <text:p text:style-name="P58" loext:marker-style-name="T33"><text:span text:style-name="T33">Число 14: -14</text:span></text:p>
            <text:p text:style-name="P58" loext:marker-style-name="T33"><text:span text:style-name="T33">Число 15: -15</text:span></text:p>
            <text:p text:style-name="P58" loext:marker-style-name="T33"><text:span text:style-name="T33">Сума найб?льшого ? найменшого числа: -16</text:span></text:p>
            <text:p text:style-name="P58" loext:marker-style-name="T50"><text:span text:style-name="T33">Р?зниця м?ж найб?льшим та найменшим числом: 14</text:span></text:p>
          </table:table-cell>
          <table:table-cell table:style-name="Таблиця3.D10" office:value-type="string">
            <text:p text:style-name="P58" loext:marker-style-name="T15"><text:span text:style-name="T31">passed</text:span></text:p>
          </table:table-cell>
        </table:table-row>
        <table:table-row table:style-name="Таблиця3.2">
          <table:table-cell table:style-name="Таблиця3.A11" office:value-type="string">
            <text:p text:style-name="P58"><text:span text:style-name="T19">ТС-</text:span><text:span text:style-name="T31">10</text:span></text:p>
          </table:table-cell>
          <table:table-cell table:style-name="Таблиця3.B11" office:value-type="string">
            <text:list text:style-name="WWNum10a">
              <text:list-item>
                <text:p text:style-name="P12" loext:marker-style-name="T19"><text:span text:style-name="T19">Введення</text:span><text:span text:style-name="T31"> 100100</text:span></text:p>
              </text:list-item>
              <text:list-item>
                <text:p text:style-name="P12" loext:marker-style-name="T31"><text:span text:style-name="T19">Введення</text:span><text:span text:style-name="T31"> -10010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 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 loext:marker-style-name="T31"><text:span text:style-name="T19">Введення</text:span><text:span text:style-name="T31"> 0</text:span></text:p>
              </text:list-item>
              <text:list-item>
                <text:p text:style-name="P12"><text:span text:style-name="T19">Введення</text:span><text:span text:style-name="T31"> 1</text:span></text:p>
              </text:list-item>
            </text:list>
          </table:table-cell>
          <table:table-cell table:style-name="Таблиця3.C11" office:value-type="string">
            <text:p text:style-name="P58" loext:marker-style-name="T33"><text:span text:style-name="T33">Введ?ть 15 натуральних чисел:</text:span></text:p>
            <text:p text:style-name="P58" loext:marker-style-name="T33"><text:span text:style-name="T33">Число 1: 100100</text:span></text:p>
            <text:p text:style-name="P58" loext:marker-style-name="T33"><text:span text:style-name="T33">Число 2: -100100</text:span></text:p>
            <text:p text:style-name="P58" loext:marker-style-name="T33"><text:span text:style-name="T33">Число 3: 0</text:span></text:p>
            <text:p text:style-name="P58" loext:marker-style-name="T33"><text:span text:style-name="T33">Число 4: 0</text:span></text:p>
            <text:p text:style-name="P58" loext:marker-style-name="T33"><text:span text:style-name="T33">Число 5: 0</text:span></text:p>
            <text:p text:style-name="P58" loext:marker-style-name="T33"><text:span text:style-name="T33">Число 6: 0</text:span></text:p>
            <text:p text:style-name="P58" loext:marker-style-name="T33"><text:span text:style-name="T33">Число 7: 0</text:span></text:p>
            <text:p text:style-name="P58" loext:marker-style-name="T33"><text:span text:style-name="T33">Число 8: 0</text:span></text:p>
            <text:p text:style-name="P58" loext:marker-style-name="T33"><text:span text:style-name="T33">Число 9: 0</text:span></text:p>
            <text:p text:style-name="P58" loext:marker-style-name="T33"><text:span text:style-name="T33">Число 10: 0</text:span></text:p>
            <text:p text:style-name="P58" loext:marker-style-name="T33"><text:span text:style-name="T33">Число 11: 0</text:span></text:p>
            <text:p text:style-name="P58" loext:marker-style-name="T33"><text:span text:style-name="T33">Число 12: 0</text:span></text:p>
            <text:p text:style-name="P58" loext:marker-style-name="T33"><text:span text:style-name="T33">Число 13: 0</text:span></text:p>
            <text:p text:style-name="P58" loext:marker-style-name="T33"><text:span text:style-name="T33">Число 14: 0</text:span></text:p>
            <text:p text:style-name="P58" loext:marker-style-name="T33"><text:span text:style-name="T33">Число 15: 1</text:span></text:p>
            <text:p text:style-name="P58" loext:marker-style-name="T33"><text:span text:style-name="T33">Сума найб?льшого ? найменшого числа: 0</text:span></text:p>
            <text:p text:style-name="P58" loext:marker-style-name="T50"><text:span text:style-name="T33">Р?зниця м?ж найб?льшим та </text:span><text:soft-page-break/><text:span text:style-name="T33">найменшим числом: 200200</text:span></text:p>
          </table:table-cell>
          <table:table-cell table:style-name="Таблиця3.D11" office:value-type="string">
            <text:p text:style-name="P58" loext:marker-style-name="T15"><text:span text:style-name="T31">passed</text:span></text:p>
          </table:table-cell>
        </table:table-row>
      </table:table>
      <text:p text:style-name="P41" loext:marker-style-name="T19"/>
      <text:p text:style-name="P64"><text:span text:style-name="Шрифт_20_абзацу_20_за_20_замовчуванням"><text:span text:style-name="T7"><text:line-break/></text:span></text:span></text:p>
      <text:p text:style-name="P61">Висновок: <text:span text:style-name="T45">Виконання </text:span><text:span text:style-name="T14">цієї </text:span><text:span text:style-name="T13">лабораторн</text:span><text:span text:style-name="T14">ої</text:span><text:span text:style-name="T45"> роб</text:span><text:span text:style-name="T14">оти</text:span><text:span text:style-name="T45"> </text:span><text:span text:style-name="T14">(точніше завдання 7.1) змусила мене </text:span><text:span text:style-name="T46">провести </text:span><text:span text:style-name="T14">декілька годин на</text:span><text:span text:style-name="T18"> StackOverflow </text:span><text:span text:style-name="T45">. У процесі </text:span><text:span text:style-name="T46">пошуку </text:span><text:span text:style-name="T14">інформації для виконання завдання</text:span><text:span text:style-name="T45">, </text:span><text:span text:style-name="T14">я заволодів новими знаннями, що дало змогу переробити алгоритм для завдання 7.1. </text:span></text:p>
      <text:p text:style-name="P62"><text:span text:style-name="T46"><text:s/>Я задоволений, що в подальшому ми будемо використовувати </text:span><text:span text:style-name="T18">Git, </text:span><text:span text:style-name="T46">а також вивчати </text:span><text:span text:style-name="T18">C++.</text:span></text:p>
      <text:p text:style-name="P62"><text:span text:style-name="T18"/></text:p>
      <text:p text:style-name="P63">Відповіді на питання:</text:p>
      <text:p text:style-name="P60">1. Функція `git init` створює новий репозиторій Git. Вона ініціалізує порожній репозиторій або перетворює існуючий каталог в репозиторій Git.</text:p>
      <text:p text:style-name="P60">Функція `git add` додає зміни до індексу для подальшого коміту. `git add .` додає всі змінені, видалені та нові файли у поточному каталозі та всі його підкаталоги.</text:p>
      <text:p text:style-name="P60"><text:s/>Функція `git commit` фіксує стан індексу в репозиторії. Команда `git commit -m "текст_коміту"` робить коміт з повідомленням про коміт, яке надається у рядку.</text:p>
      <text:p text:style-name="P60">Функція `git remote add` додає новий віддалений репозиторій. Наприклад, `git remote add origin git@github.com:username/BMTP-LAB7-прізвище.git` додає віддалений репозиторій з назвою "origin" і URL-адресою git@github.com:username/BMTP-LAB7-прізвище.git.</text:p>
      <text:p text:style-name="P60">Функція `git push` надсилає зміни з локального репозиторію на віддалений сервер. </text:p>
      <text:p text:style-name="P60">Наприклад, `git push https://&lt;GITHUB_ACCESS_TOKEN&gt;@github.com/&lt;GITHUB_USERNAME&gt;/&lt;REPOSITORY_NAME&gt;.git` надсилає зміни на GitHub за допомогою HTTPS-з'єднання та токена доступу GitHu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вичайний" style:family="paragraph">
      <style:paragraph-properties fo:hyphenation-ladder-count="no-limit"/>
      <style:text-properties fo:font-size="12pt" fo:language="uk" fo:country="UA" style:font-size-asian="12pt" style:language-asian="uk" style:country-asian="UA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Шрифт_20_абзацу_20_за_20_замовчуванням" style:display-name="Шрифт абзацу за замовчуванням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a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4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4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5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6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7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18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number text:level="1" text:style-name="ListLabel_20_2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text:style-name="ListLabel_20_2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14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0.95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Рамка1" text:anchor-type="paragraph" svg:y="0.002cm" draw:z-index="11"><draw:text-box fo:min-height="0.058cm" fo:min-width="0cm"><text:p text:style-name="Header"><text:span text:style-name="Page_20_Number"><text:page-number text:select-page="current">11</text:page-number>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ШАБЛОН : Титульний аркуш звіту про ЛР</dc:title>
    <dc:subject>Модульне програмування // Титульний аркуш звіту про ЛР</dc:subject>
    <meta:keyword/>
    <meta:initial-creator>Доренський О. П.</meta:initial-creator>
    <meta:creation-date>2016-09-17T12:13:00</meta:creation-date>
    <dc:date>2024-02-16T00:10:44.561000000</dc:date>
    <meta:editing-cycles>84</meta:editing-cycles>
    <meta:editing-duration>PT1H4M20S</meta:editing-duration>
    <meta:generator>LibreOffice/7.6.3.2$Windows_X86_64 LibreOffice_project/29d686fea9f6705b262d369fede658f824154cc0</meta:generator>
    <meta:document-statistic meta:table-count="4" meta:image-count="0" meta:object-count="0" meta:page-count="13" meta:paragraph-count="555" meta:word-count="2586" meta:character-count="16210" meta:non-whitespace-character-count="13960"/>
  </office:meta>
</office:document-meta>
</file>